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</style:style>
    <style:style style:name="T22_1" style:family="text">
      <style:text-properties fo:font-size="28pt" style:font-size-asian="28pt" style:font-size-complex="28pt" fo:font-weight="bold" style:font-weight-asian="bold" style:font-weight-complex="bold"/>
    </style:style>
    <style:style style:name="T22_2" style:family="text">
      <style:text-properties fo:font-size="28pt" style:font-size-asian="28pt" style:font-size-complex="28pt" fo:font-weight="bold" style:font-weight-asian="bold" style:font-weight-complex="bold"/>
    </style:style>
    <style:style style:name="T22_3" style:family="text">
      <style:text-properties fo:font-size="28pt" style:font-size-asian="28pt" style:font-size-complex="28pt" fo:font-weight="bold" style:font-weight-asian="bold" style:font-weight-complex="bold"/>
    </style:style>
    <style:style style:name="T22_4" style:family="text">
      <style:text-properties fo:font-size="28pt" style:font-size-asian="28pt" style:font-size-complex="28pt" fo:font-weight="bold" style:font-weight-asian="bold" style:font-weight-complex="bold"/>
    </style:style>
    <style:style style:name="T22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50%" style:writing-mode="lr-tb"/>
    </style:style>
    <style:style style:name="P3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</style:style>
    <style:style style:name="T55_1" style:family="text">
      <style:text-properties fo:color="#3c78d8" fo:font-size="14pt" style:font-size-asian="14pt" style:font-size-complex="14pt"/>
    </style:style>
    <style:style style:name="T55_2" style:family="text">
      <style:text-properties fo:color="#3c78d8" fo:font-size="14pt" style:font-size-asian="14pt" style:font-size-complex="14pt"/>
    </style:style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07%" fo:margin-left="0.635cm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6" style:family="paragraph" style:parent-style-name="Heading_20_1">
      <style:paragraph-properties fo:break-before="auto" fo:line-height="107%" style:writing-mode="lr-tb"/>
    </style:style>
    <style:style style:name="T86_1" style:family="text">
      <style:text-properties fo:color="#000000" fo:font-weight="bold" style:font-weight-asian="bold" style:font-weight-complex="bold"/>
    </style:style>
    <style:style style:name="T86_2" style:family="text">
      <style:text-properties fo:color="#000000" fo:font-weight="bold" style:font-weight-asian="bold" style:font-weight-complex="bold"/>
    </style:style>
    <style:style style:name="T86_3" style:family="text">
      <style:text-properties fo:color="#000000" fo:font-weight="bold" style:font-weight-asian="bold" style:font-weight-complex="bold"/>
    </style:style>
    <style:style style:name="T86_4" style:family="text">
      <style:text-properties fo:color="#000000" fo:font-weight="bold" style:font-weight-asian="bold" style:font-weight-complex="bold"/>
    </style:style>
    <style:style style:name="T86_5" style:family="text">
      <style:text-properties fo:color="#000000" fo:font-weight="bold" style:font-weight-asian="bold" style:font-weight-complex="bold"/>
    </style:style>
    <style:style style:name="T86_6" style:family="text">
      <style:text-properties fo:color="#000000" fo:font-weight="bold" style:font-weight-asian="bold" style:font-weight-complex="bold"/>
    </style:style>
    <style:style style:name="T86_7" style:family="text">
      <style:text-properties fo:color="#000000" fo:font-weight="bold" style:font-weight-asian="bold" style:font-weight-complex="bold"/>
    </style:style>
    <style:style style:name="T86_8" style:family="text">
      <style:text-properties fo:color="#000000" fo:font-weight="bold" style:font-weight-asian="bold" style:font-weight-complex="bold"/>
    </style:style>
    <style:style style:name="T86_9" style:family="text">
      <style:text-properties fo:color="#000000" fo:font-weight="bold" style:font-weight-asian="bold" style:font-weight-complex="bold"/>
    </style:style>
    <style:style style:name="T86_10" style:family="text">
      <style:text-properties fo:color="#000000" fo:font-weight="bold" style:font-weight-asian="bold" style:font-weight-complex="bold"/>
    </style:style>
    <style:style style:name="T86_11" style:family="text">
      <style:text-properties fo:color="#000000" fo:font-weight="bold" style:font-weight-asian="bold" style:font-weight-complex="bold"/>
    </style:style>
    <style:style style:name="T86_12" style:family="text">
      <style:text-properties fo:color="#000000" fo:font-weight="bold" style:font-weight-asian="bold" style:font-weight-complex="bold"/>
    </style:style>
    <style:style style:name="T86_13" style:family="text">
      <style:text-properties fo:color="#000000" fo:font-weight="bold" style:font-weight-asian="bold" style:font-weight-complex="bold"/>
    </style:style>
    <style:style style:name="T86_14" style:family="text">
      <style:text-properties fo:color="#000000" fo:font-weight="bold" style:font-weight-asian="bold" style:font-weight-complex="bold"/>
    </style:style>
    <style:style style:name="T86_15" style:family="text">
      <style:text-properties fo:color="#000000" fo:font-weight="bold" style:font-weight-asian="bold" style:font-weight-complex="bold"/>
    </style:style>
    <style:style style:name="T86_16" style:family="text">
      <style:text-properties fo:color="#000000" fo:font-weight="bold" style:font-weight-asian="bold" style:font-weight-complex="bold"/>
    </style:style>
    <style:style style:name="T86_17" style:family="text">
      <style:text-properties fo:color="#000000" fo:font-weight="bold" style:font-weight-asian="bold" style:font-weight-complex="bold"/>
    </style:style>
    <style:style style:name="T86_18" style:family="text">
      <style:text-properties fo:color="#000000" fo:font-weight="bold" style:font-weight-asian="bold" style:font-weight-complex="bold"/>
    </style:style>
    <style:style style:name="T86_19" style:family="text">
      <style:text-properties fo:color="#000000" fo:font-weight="bold" style:font-weight-asian="bold" style:font-weight-complex="bold"/>
    </style:style>
    <style:style style:name="T86_20" style:family="text">
      <style:text-properties fo:color="#000000" fo:font-weight="bold" style:font-weight-asian="bold" style:font-weight-complex="bold"/>
    </style:style>
    <style:style style:name="T86_21" style:family="text">
      <style:text-properties fo:color="#000000" fo:font-weight="bold" style:font-weight-asian="bold" style:font-weight-complex="bold"/>
    </style:style>
    <style:style style:name="T86_22" style:family="text">
      <style:text-properties fo:color="#000000" fo:font-weight="bold" style:font-weight-asian="bold" style:font-weight-complex="bold"/>
    </style:style>
    <style:style style:name="T86_23" style:family="text">
      <style:text-properties fo:color="#000000" fo:font-weight="bold" style:font-weight-asian="bold" style:font-weight-complex="bold"/>
    </style:style>
    <style:style style:name="T86_24" style:family="text">
      <style:text-properties fo:color="#000000" fo:font-weight="bold" style:font-weight-asian="bold" style:font-weight-complex="bold"/>
    </style:style>
    <style:style style:name="T86_25" style:family="text">
      <style:text-properties fo:color="#000000" fo:font-weight="bold" style:font-weight-asian="bold" style:font-weight-complex="bold"/>
    </style:style>
    <style:style style:name="T86_26" style:family="text">
      <style:text-properties fo:color="#000000" fo:font-weight="bold" style:font-weight-asian="bold" style:font-weight-complex="bold"/>
    </style:style>
    <style:style style:name="T86_27" style:family="text">
      <style:text-properties fo:color="#000000" fo:font-weight="bold" style:font-weight-asian="bold" style:font-weight-complex="bold"/>
    </style:style>
    <style:style style:name="T86_28" style:family="text">
      <style:text-properties fo:color="#000000" fo:font-weight="bold" style:font-weight-asian="bold" style:font-weight-complex="bold"/>
    </style:style>
    <style:style style:name="T86_29" style:family="text">
      <style:text-properties fo:color="#000000" fo:font-weight="bold" style:font-weight-asian="bold" style:font-weight-complex="bold"/>
    </style:style>
    <style:style style:name="T86_30" style:family="text">
      <style:text-properties fo:color="#000000" fo:font-weight="bold" style:font-weight-asian="bold" style:font-weight-complex="bold"/>
    </style:style>
    <style:style style:name="T86_31" style:family="text">
      <style:text-properties fo:color="#000000" fo:font-weight="bold" style:font-weight-asian="bold" style:font-weight-complex="bold"/>
    </style:style>
    <style:style style:name="T86_32" style:family="text">
      <style:text-properties fo:color="#000000" fo:font-weight="bold" style:font-weight-asian="bold" style:font-weight-complex="bold"/>
    </style:style>
    <style:style style:name="T86_33" style:family="text">
      <style:text-properties fo:color="#000000" fo:font-weight="bold" style:font-weight-asian="bold" style:font-weight-complex="bold"/>
    </style:style>
    <style:style style:name="T86_34" style:family="text">
      <style:text-properties fo:color="#000000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50%" fo:margin-bottom="0.37cm" style:writing-mode="lr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fo:margin-bottom="0.37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T88_37" style:family="text">
      <style:text-properties fo:font-size="12pt" style:font-size-asian="12pt" style:font-size-complex="12pt"/>
    </style:style>
    <style:style style:name="T88_38" style:family="text">
      <style:text-properties fo:font-size="12pt" style:font-size-asian="12pt" style:font-size-complex="12pt"/>
    </style:style>
    <style:style style:name="T88_39" style:family="text">
      <style:text-properties fo:font-size="12pt" style:font-size-asian="12pt" style:font-size-complex="12pt"/>
    </style:style>
    <style:style style:name="T88_40" style:family="text">
      <style:text-properties fo:font-size="12pt" style:font-size-asian="12pt" style:font-size-complex="12pt"/>
    </style:style>
    <style:style style:name="T88_41" style:family="text">
      <style:text-properties fo:font-size="12pt" style:font-size-asian="12pt" style:font-size-complex="12pt"/>
    </style:style>
    <style:style style:name="T88_42" style:family="text">
      <style:text-properties fo:font-size="12pt" style:font-size-asian="12pt" style:font-size-complex="12pt"/>
    </style:style>
    <style:style style:name="T88_43" style:family="text">
      <style:text-properties fo:font-size="12pt" style:font-size-asian="12pt" style:font-size-complex="12pt"/>
    </style:style>
    <style:style style:name="T88_44" style:family="text">
      <style:text-properties fo:font-size="12pt" style:font-size-asian="12pt" style:font-size-complex="12pt"/>
    </style:style>
    <style:style style:name="T88_45" style:family="text">
      <style:text-properties fo:font-size="12pt" style:font-size-asian="12pt" style:font-size-complex="12pt"/>
    </style:style>
    <style:style style:name="T88_46" style:family="text">
      <style:text-properties fo:font-size="12pt" style:font-size-asian="12pt" style:font-size-complex="12pt"/>
    </style:style>
    <style:style style:name="T88_47" style:family="text">
      <style:text-properties fo:font-size="12pt" style:font-size-asian="12pt" style:font-size-complex="12pt"/>
    </style:style>
    <style:style style:name="T88_48" style:family="text">
      <style:text-properties fo:font-size="12pt" style:font-size-asian="12pt" style:font-size-complex="12pt"/>
    </style:style>
    <style:style style:name="T88_49" style:family="text">
      <style:text-properties fo:font-size="12pt" style:font-size-asian="12pt" style:font-size-complex="12pt"/>
    </style:style>
    <style:style style:name="T88_50" style:family="text">
      <style:text-properties fo:font-size="12pt" style:font-size-asian="12pt" style:font-size-complex="12pt"/>
    </style:style>
    <style:style style:name="T88_51" style:family="text">
      <style:text-properties fo:font-size="12pt" style:font-size-asian="12pt" style:font-size-complex="12pt"/>
    </style:style>
    <style:style style:name="T88_52" style:family="text">
      <style:text-properties fo:font-size="12pt" style:font-size-asian="12pt" style:font-size-complex="12pt"/>
    </style:style>
    <style:style style:name="T88_53" style:family="text">
      <style:text-properties fo:font-size="12pt" style:font-size-asian="12pt" style:font-size-complex="12pt"/>
    </style:style>
    <style:style style:name="T88_54" style:family="text">
      <style:text-properties fo:font-size="12pt" style:font-size-asian="12pt" style:font-size-complex="12pt"/>
    </style:style>
    <style:style style:name="T88_55" style:family="text">
      <style:text-properties fo:font-size="12pt" style:font-size-asian="12pt" style:font-size-complex="12pt"/>
    </style:style>
    <style:style style:name="T88_56" style:family="text">
      <style:text-properties fo:font-size="12pt" style:font-size-asian="12pt" style:font-size-complex="12pt"/>
    </style:style>
    <style:style style:name="T88_57" style:family="text">
      <style:text-properties fo:font-size="12pt" style:font-size-asian="12pt" style:font-size-complex="12pt"/>
    </style:style>
    <style:style style:name="T88_58" style:family="text">
      <style:text-properties fo:font-size="12pt" style:font-size-asian="12pt" style:font-size-complex="12pt"/>
    </style:style>
    <style:style style:name="T88_59" style:family="text">
      <style:text-properties fo:font-size="12pt" style:font-size-asian="12pt" style:font-size-complex="12pt"/>
    </style:style>
    <style:style style:name="T88_60" style:family="text">
      <style:text-properties fo:font-size="12pt" style:font-size-asian="12pt" style:font-size-complex="12pt"/>
    </style:style>
    <style:style style:name="T88_61" style:family="text">
      <style:text-properties fo:font-size="12pt" style:font-size-asian="12pt" style:font-size-complex="12pt"/>
    </style:style>
    <style:style style:name="T88_62" style:family="text">
      <style:text-properties fo:font-size="12pt" style:font-size-asian="12pt" style:font-size-complex="12pt"/>
    </style:style>
    <style:style style:name="T88_63" style:family="text">
      <style:text-properties fo:font-size="12pt" style:font-size-asian="12pt" style:font-size-complex="12pt"/>
    </style:style>
    <style:style style:name="T88_64" style:family="text">
      <style:text-properties fo:font-size="12pt" style:font-size-asian="12pt" style:font-size-complex="12pt"/>
    </style:style>
    <style:style style:name="T88_65" style:family="text">
      <style:text-properties fo:font-size="12pt" style:font-size-asian="12pt" style:font-size-complex="12pt"/>
    </style:style>
    <style:style style:name="T88_66" style:family="text">
      <style:text-properties fo:font-size="12pt" style:font-size-asian="12pt" style:font-size-complex="12pt"/>
    </style:style>
    <style:style style:name="T88_67" style:family="text">
      <style:text-properties fo:font-size="12pt" style:font-size-asian="12pt" style:font-size-complex="12pt"/>
    </style:style>
    <style:style style:name="T88_68" style:family="text">
      <style:text-properties fo:font-size="12pt" style:font-size-asian="12pt" style:font-size-complex="12pt"/>
    </style:style>
    <style:style style:name="T88_69" style:family="text">
      <style:text-properties fo:font-size="12pt" style:font-size-asian="12pt" style:font-size-complex="12pt"/>
    </style:style>
    <style:style style:name="T88_70" style:family="text">
      <style:text-properties fo:font-size="12pt" style:font-size-asian="12pt" style:font-size-complex="12pt"/>
    </style:style>
    <style:style style:name="T88_71" style:family="text">
      <style:text-properties fo:font-size="12pt" style:font-size-asian="12pt" style:font-size-complex="12pt"/>
    </style:style>
    <style:style style:name="T88_72" style:family="text">
      <style:text-properties fo:font-size="12pt" style:font-size-asian="12pt" style:font-size-complex="12pt"/>
    </style:style>
    <style:style style:name="T88_73" style:family="text">
      <style:text-properties fo:font-size="12pt" style:font-size-asian="12pt" style:font-size-complex="12pt"/>
    </style:style>
    <style:style style:name="T88_74" style:family="text">
      <style:text-properties fo:font-size="12pt" style:font-size-asian="12pt" style:font-size-complex="12pt"/>
    </style:style>
    <style:style style:name="T88_75" style:family="text">
      <style:text-properties fo:font-size="12pt" style:font-size-asian="12pt" style:font-size-complex="12pt"/>
    </style:style>
    <style:style style:name="T88_76" style:family="text">
      <style:text-properties fo:font-size="12pt" style:font-size-asian="12pt" style:font-size-complex="12pt"/>
    </style:style>
    <style:style style:name="T88_77" style:family="text">
      <style:text-properties fo:font-size="12pt" style:font-size-asian="12pt" style:font-size-complex="12pt"/>
    </style:style>
    <style:style style:name="T88_78" style:family="text">
      <style:text-properties fo:font-size="12pt" style:font-size-asian="12pt" style:font-size-complex="12pt"/>
    </style:style>
    <style:style style:name="T88_79" style:family="text">
      <style:text-properties fo:font-size="12pt" style:font-size-asian="12pt" style:font-size-complex="12pt"/>
    </style:style>
    <style:style style:name="T88_80" style:family="text">
      <style:text-properties fo:font-size="12pt" style:font-size-asian="12pt" style:font-size-complex="12pt"/>
    </style:style>
    <style:style style:name="T88_81" style:family="text">
      <style:text-properties fo:font-size="12pt" style:font-size-asian="12pt" style:font-size-complex="12pt"/>
    </style:style>
    <style:style style:name="T88_82" style:family="text">
      <style:text-properties fo:font-size="12pt" style:font-size-asian="12pt" style:font-size-complex="12pt"/>
    </style:style>
    <style:style style:name="T88_83" style:family="text">
      <style:text-properties fo:font-size="12pt" style:font-size-asian="12pt" style:font-size-complex="12pt"/>
    </style:style>
    <style:style style:name="T88_84" style:family="text">
      <style:text-properties fo:font-size="12pt" style:font-size-asian="12pt" style:font-size-complex="12pt"/>
    </style:style>
    <style:style style:name="T88_85" style:family="text">
      <style:text-properties fo:font-size="12pt" style:font-size-asian="12pt" style:font-size-complex="12pt"/>
    </style:style>
    <style:style style:name="T88_86" style:family="text">
      <style:text-properties fo:font-size="12pt" style:font-size-asian="12pt" style:font-size-complex="12pt"/>
    </style:style>
    <style:style style:name="T88_87" style:family="text">
      <style:text-properties fo:font-size="12pt" style:font-size-asian="12pt" style:font-size-complex="12pt"/>
    </style:style>
    <style:style style:name="T88_88" style:family="text">
      <style:text-properties fo:font-size="12pt" style:font-size-asian="12pt" style:font-size-complex="12pt"/>
    </style:style>
    <style:style style:name="T88_89" style:family="text">
      <style:text-properties fo:font-size="12pt" style:font-size-asian="12pt" style:font-size-complex="12pt"/>
    </style:style>
    <style:style style:name="T88_90" style:family="text">
      <style:text-properties fo:font-size="12pt" style:font-size-asian="12pt" style:font-size-complex="12pt"/>
    </style:style>
    <style:style style:name="T88_91" style:family="text">
      <style:text-properties fo:font-size="12pt" style:font-size-asian="12pt" style:font-size-complex="12pt"/>
    </style:style>
    <style:style style:name="T88_92" style:family="text">
      <style:text-properties fo:font-size="12pt" style:font-size-asian="12pt" style:font-size-complex="12pt"/>
    </style:style>
    <style:style style:name="T88_93" style:family="text">
      <style:text-properties fo:font-size="12pt" style:font-size-asian="12pt" style:font-size-complex="12pt"/>
    </style:style>
    <style:style style:name="T88_94" style:family="text">
      <style:text-properties fo:font-size="12pt" style:font-size-asian="12pt" style:font-size-complex="12pt"/>
    </style:style>
    <style:style style:name="T88_95" style:family="text">
      <style:text-properties fo:font-size="12pt" style:font-size-asian="12pt" style:font-size-complex="12pt"/>
    </style:style>
    <style:style style:name="T88_96" style:family="text">
      <style:text-properties fo:font-size="12pt" style:font-size-asian="12pt" style:font-size-complex="12pt"/>
    </style:style>
    <style:style style:name="T88_97" style:family="text">
      <style:text-properties fo:font-size="12pt" style:font-size-asian="12pt" style:font-size-complex="12pt"/>
    </style:style>
    <style:style style:name="T88_98" style:family="text">
      <style:text-properties fo:font-size="12pt" style:font-size-asian="12pt" style:font-size-complex="12pt"/>
    </style:style>
    <style:style style:name="T88_99" style:family="text">
      <style:text-properties fo:font-size="12pt" style:font-size-asian="12pt" style:font-size-complex="12pt"/>
    </style:style>
    <style:style style:name="T88_100" style:family="text">
      <style:text-properties fo:font-size="12pt" style:font-size-asian="12pt" style:font-size-complex="12pt"/>
    </style:style>
    <style:style style:name="T88_101" style:family="text">
      <style:text-properties fo:font-size="12pt" style:font-size-asian="12pt" style:font-size-complex="12pt"/>
    </style:style>
    <style:style style:name="T88_102" style:family="text">
      <style:text-properties fo:font-size="12pt" style:font-size-asian="12pt" style:font-size-complex="12pt"/>
    </style:style>
    <style:style style:name="T88_103" style:family="text">
      <style:text-properties fo:font-size="12pt" style:font-size-asian="12pt" style:font-size-complex="12pt"/>
    </style:style>
    <style:style style:name="T88_104" style:family="text">
      <style:text-properties fo:font-size="12pt" style:font-size-asian="12pt" style:font-size-complex="12pt"/>
    </style:style>
    <style:style style:name="T88_105" style:family="text">
      <style:text-properties fo:font-size="12pt" style:font-size-asian="12pt" style:font-size-complex="12pt"/>
    </style:style>
    <style:style style:name="T88_106" style:family="text">
      <style:text-properties fo:font-size="12pt" style:font-size-asian="12pt" style:font-size-complex="12pt"/>
    </style:style>
    <style:style style:name="T88_107" style:family="text">
      <style:text-properties fo:font-size="12pt" style:font-size-asian="12pt" style:font-size-complex="12pt"/>
    </style:style>
    <style:style style:name="T88_108" style:family="text">
      <style:text-properties fo:font-size="12pt" style:font-size-asian="12pt" style:font-size-complex="12pt"/>
    </style:style>
    <style:style style:name="T88_109" style:family="text">
      <style:text-properties fo:font-size="12pt" style:font-size-asian="12pt" style:font-size-complex="12pt"/>
    </style:style>
    <style:style style:name="T88_110" style:family="text">
      <style:text-properties fo:font-size="12pt" style:font-size-asian="12pt" style:font-size-complex="12pt"/>
    </style:style>
    <style:style style:name="T88_111" style:family="text">
      <style:text-properties fo:font-size="12pt" style:font-size-asian="12pt" style:font-size-complex="12pt"/>
    </style:style>
    <style:style style:name="T88_112" style:family="text">
      <style:text-properties fo:font-size="12pt" style:font-size-asian="12pt" style:font-size-complex="12pt"/>
    </style:style>
    <style:style style:name="T88_113" style:family="text">
      <style:text-properties fo:font-size="12pt" style:font-size-asian="12pt" style:font-size-complex="12pt"/>
    </style:style>
    <style:style style:name="T88_114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50%" fo:margin-bottom="0.37cm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50%" fo:margin-bottom="0.37cm" style:writing-mode="lr-tb"/>
    </style:style>
    <style:style style:name="T90_1" style:family="text">
      <style:text-properties fo:font-size="16pt" style:font-size-asian="16pt" style:font-size-complex="16pt" fo:font-weight="bold" style:font-weight-asian="bold" style:font-weight-complex="bold"/>
    </style:style>
    <style:style style:name="T90_2" style:family="text">
      <style:text-properties fo:font-size="16pt" style:font-size-asian="16pt" style:font-size-complex="16pt" fo:font-weight="bold" style:font-weight-asian="bold" style:font-weight-complex="bold"/>
    </style:style>
    <style:style style:name="T90_3" style:family="text">
      <style:text-properties fo:font-size="16pt" style:font-size-asian="16pt" style:font-size-complex="16pt" fo:font-weight="bold" style:font-weight-asian="bold" style:font-weight-complex="bold"/>
    </style:style>
    <style:style style:name="T90_4" style:family="text">
      <style:text-properties fo:font-size="16pt" style:font-size-asian="16pt" style:font-size-complex="16pt" fo:font-weight="bold" style:font-weight-asian="bold" style:font-weight-complex="bold"/>
    </style:style>
    <style:style style:name="T90_5" style:family="text">
      <style:text-properties fo:font-size="16pt" style:font-size-asian="16pt" style:font-size-complex="16pt" fo:font-weight="bold" style:font-weight-asian="bold" style:font-weight-complex="bold"/>
    </style:style>
    <style:style style:name="T90_6" style:family="text">
      <style:text-properties fo:font-size="16pt" style:font-size-asian="16pt" style:font-size-complex="16pt" fo:font-weight="bold" style:font-weight-asian="bold" style:font-weight-complex="bold"/>
    </style:style>
    <style:style style:name="T90_7" style:family="text">
      <style:text-properties fo:font-size="16pt" style:font-size-asian="16pt" style:font-size-complex="16pt" fo:font-weight="bold" style:font-weight-asian="bold" style:font-weight-complex="bold"/>
    </style:style>
    <style:style style:name="T90_8" style:family="text">
      <style:text-properties fo:font-size="16pt" style:font-size-asian="16pt" style:font-size-complex="16pt" fo:font-weight="bold" style:font-weight-asian="bold" style:font-weight-complex="bold"/>
    </style:style>
    <style:style style:name="T90_9" style:family="text">
      <style:text-properties fo:font-size="16pt" style:font-size-asian="16pt" style:font-size-complex="16pt" fo:font-weight="bold" style:font-weight-asian="bold" style:font-weight-complex="bold"/>
    </style:style>
    <style:style style:name="T90_10" style:family="text">
      <style:text-properties fo:font-size="16pt" style:font-size-asian="16pt" style:font-size-complex="16pt" fo:font-weight="bold" style:font-weight-asian="bold" style:font-weight-complex="bold"/>
    </style:style>
    <style:style style:name="T90_11" style:family="text">
      <style:text-properties fo:font-size="16pt" style:font-size-asian="16pt" style:font-size-complex="16pt" fo:font-weight="bold" style:font-weight-asian="bold" style:font-weight-complex="bold"/>
    </style:style>
    <style:style style:name="T90_12" style:family="text">
      <style:text-properties fo:font-size="16pt" style:font-size-asian="16pt" style:font-size-complex="16pt" fo:font-weight="bold" style:font-weight-asian="bold" style:font-weight-complex="bold"/>
    </style:style>
    <style:style style:name="T90_13" style:family="text">
      <style:text-properties fo:font-size="16pt" style:font-size-asian="16pt" style:font-size-complex="16pt" fo:font-weight="bold" style:font-weight-asian="bold" style:font-weight-complex="bold"/>
    </style:style>
    <style:style style:name="T90_14" style:family="text">
      <style:text-properties fo:font-size="16pt" style:font-size-asian="16pt" style:font-size-complex="16pt" fo:font-weight="bold" style:font-weight-asian="bold" style:font-weight-complex="bold"/>
    </style:style>
    <style:style style:name="T90_15" style:family="text">
      <style:text-properties fo:font-size="16pt" style:font-size-asian="16pt" style:font-size-complex="16pt" fo:font-weight="bold" style:font-weight-asian="bold" style:font-weight-complex="bold"/>
    </style:style>
    <style:style style:name="T90_16" style:family="text">
      <style:text-properties fo:font-size="16pt" style:font-size-asian="16pt" style:font-size-complex="16pt" fo:font-weight="bold" style:font-weight-asian="bold" style:font-weight-complex="bold"/>
    </style:style>
    <style:style style:name="T90_17" style:family="text">
      <style:text-properties fo:font-size="16pt" style:font-size-asian="16pt" style:font-size-complex="16pt" fo:font-weight="bold" style:font-weight-asian="bold" style:font-weight-complex="bold"/>
    </style:style>
    <style:style style:name="T90_18" style:family="text">
      <style:text-properties fo:font-size="16pt" style:font-size-asian="16pt" style:font-size-complex="16pt" fo:font-weight="bold" style:font-weight-asian="bold" style:font-weight-complex="bold"/>
    </style:style>
    <style:style style:name="T90_19" style:family="text">
      <style:text-properties fo:font-size="16pt" style:font-size-asian="16pt" style:font-size-complex="16pt" fo:font-weight="bold" style:font-weight-asian="bold" style:font-weight-complex="bold"/>
    </style:style>
    <style:style style:name="T90_20" style:family="text">
      <style:text-properties fo:font-size="16pt" style:font-size-asian="16pt" style:font-size-complex="16pt" fo:font-weight="bold" style:font-weight-asian="bold" style:font-weight-complex="bold"/>
    </style:style>
    <style:style style:name="T90_21" style:family="text">
      <style:text-properties fo:font-size="16pt" style:font-size-asian="16pt" style:font-size-complex="16pt" fo:font-weight="bold" style:font-weight-asian="bold" style:font-weight-complex="bold"/>
    </style:style>
    <style:style style:name="T90_22" style:family="text">
      <style:text-properties fo:font-size="16pt" style:font-size-asian="16pt" style:font-size-complex="16pt" fo:font-weight="bold" style:font-weight-asian="bold" style:font-weight-complex="bold"/>
    </style:style>
    <style:style style:name="T90_23" style:family="text">
      <style:text-properties fo:font-size="16pt" style:font-size-asian="16pt" style:font-size-complex="16pt" fo:font-weight="bold" style:font-weight-asian="bold" style:font-weight-complex="bold"/>
    </style:style>
    <style:style style:name="T90_24" style:family="text">
      <style:text-properties fo:font-size="16pt" style:font-size-asian="16pt" style:font-size-complex="16pt" fo:font-weight="bold" style:font-weight-asian="bold" style:font-weight-complex="bold"/>
    </style:style>
    <style:style style:name="T90_25" style:family="text">
      <style:text-properties fo:font-size="16pt" style:font-size-asian="16pt" style:font-size-complex="16pt" fo:font-weight="bold" style:font-weight-asian="bold" style:font-weight-complex="bold"/>
    </style:style>
    <style:style style:name="T90_26" style:family="text">
      <style:text-properties fo:font-size="16pt" style:font-size-asian="16pt" style:font-size-complex="16pt" fo:font-weight="bold" style:font-weight-asian="bold" style:font-weight-complex="bold"/>
    </style:style>
    <style:style style:name="T90_27" style:family="text">
      <style:text-properties fo:font-size="16pt" style:font-size-asian="16pt" style:font-size-complex="16pt" fo:font-weight="bold" style:font-weight-asian="bold" style:font-weight-complex="bold"/>
    </style:style>
    <style:style style:name="T90_28" style:family="text">
      <style:text-properties fo:font-size="16pt" style:font-size-asian="16pt" style:font-size-complex="16pt" fo:font-weight="bold" style:font-weight-asian="bold" style:font-weight-complex="bold"/>
    </style:style>
    <style:style style:name="T90_29" style:family="text">
      <style:text-properties fo:font-size="16pt" style:font-size-asian="16pt" style:font-size-complex="16pt" fo:font-weight="bold" style:font-weight-asian="bold" style:font-weight-complex="bold"/>
    </style:style>
    <style:style style:name="T90_30" style:family="text">
      <style:text-properties fo:font-size="16pt" style:font-size-asian="16pt" style:font-size-complex="16pt" fo:font-weight="bold" style:font-weight-asian="bold" style:font-weight-complex="bold"/>
    </style:style>
    <style:style style:name="T90_31" style:family="text">
      <style:text-properties fo:font-size="16pt" style:font-size-asian="16pt" style:font-size-complex="16pt" fo:font-weight="bold" style:font-weight-asian="bold" style:font-weight-complex="bold"/>
    </style:style>
    <style:style style:name="T90_32" style:family="text">
      <style:text-properties fo:font-size="16pt" style:font-size-asian="16pt" style:font-size-complex="16pt" fo:font-weight="bold" style:font-weight-asian="bold" style:font-weight-complex="bold"/>
    </style:style>
    <style:style style:name="T90_33" style:family="text">
      <style:text-properties fo:font-size="16pt" style:font-size-asian="16pt" style:font-size-complex="16pt" fo:font-weight="bold" style:font-weight-asian="bold" style:font-weight-complex="bold"/>
    </style:style>
    <style:style style:name="T90_34" style:family="text">
      <style:text-properties fo:font-size="16pt" style:font-size-asian="16pt" style:font-size-complex="16pt" fo:font-weight="bold" style:font-weight-asian="bold" style:font-weight-complex="bold"/>
    </style:style>
    <style:style style:name="T90_35" style:family="text">
      <style:text-properties fo:font-size="16pt" style:font-size-asian="16pt" style:font-size-complex="16pt" fo:font-weight="bold" style:font-weight-asian="bold" style:font-weight-complex="bold"/>
    </style:style>
    <style:style style:name="T90_36" style:family="text">
      <style:text-properties fo:font-size="16pt" style:font-size-asian="16pt" style:font-size-complex="16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P93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Table2" style:family="table">
      <style:table-properties table:align="left" style:width="17.066cm" fo:margin-left="0.097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12.25cm"/>
    </style:style>
    <style:style style:name="Row4" style:family="table-row"/>
    <style:style style:name="Cell1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1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/>
    <style:style style:name="T101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" style:family="text"/>
    <style:style style:name="T101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" style:family="text"/>
    <style:style style:name="T101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8" style:family="text"/>
    <style:style style:name="T101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0" style:family="text"/>
    <style:style style:name="T101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2" style:family="text"/>
    <style:style style:name="T101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4" style:family="text"/>
    <style:style style:name="T101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6" style:family="text"/>
    <style:style style:name="T101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8" style:family="text"/>
    <style:style style:name="T101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0" style:family="text"/>
    <style:style style:name="T101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2" style:family="text"/>
    <style:style style:name="T101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4" style:family="text"/>
    <style:style style:name="T101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6" style:family="text"/>
    <style:style style:name="T101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8" style:family="text"/>
    <style:style style:name="T101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0" style:family="text"/>
    <style:style style:name="T101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2" style:family="text"/>
    <style:style style:name="T101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4" style:family="text"/>
    <style:style style:name="T101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6" style:family="text"/>
    <style:style style:name="T101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8" style:family="text"/>
    <style:style style:name="T101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0" style:family="text"/>
    <style:style style:name="T101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2" style:family="text"/>
    <style:style style:name="T101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4" style:family="text"/>
    <style:style style:name="T101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6" style:family="text"/>
    <style:style style:name="T101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8" style:family="text"/>
    <style:style style:name="T101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50" style:family="text"/>
    <style:style style:name="T101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52" style:family="text"/>
    <style:style style:name="T101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54" style:family="text"/>
    <style:style style:name="T101_5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56" style:family="text"/>
    <style:style style:name="T101_5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58" style:family="text"/>
    <style:style style:name="T101_5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0" style:family="text"/>
    <style:style style:name="T101_6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2" style:family="text"/>
    <style:style style:name="T101_6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4" style:family="text"/>
    <style:style style:name="T101_6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6" style:family="text"/>
    <style:style style:name="T101_6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8" style:family="text"/>
    <style:style style:name="T101_6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70" style:family="text"/>
    <style:style style:name="T101_7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/>
    <style:style style:name="T102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" style:family="text"/>
    <style:style style:name="T102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6" style:family="text"/>
    <style:style style:name="T102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8" style:family="text"/>
    <style:style style:name="T102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0" style:family="text"/>
    <style:style style:name="T102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2" style:family="text"/>
    <style:style style:name="T102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4" style:family="text"/>
    <style:style style:name="T102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6" style:family="text"/>
    <style:style style:name="T102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8" style:family="text"/>
    <style:style style:name="T102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0" style:family="text"/>
    <style:style style:name="T102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2" style:family="text"/>
    <style:style style:name="T102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4" style:family="text"/>
    <style:style style:name="T102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6" style:family="text"/>
    <style:style style:name="T102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8" style:family="text"/>
    <style:style style:name="T102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0" style:family="text"/>
    <style:style style:name="T102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2" style:family="text"/>
    <style:style style:name="T102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4" style:family="text"/>
    <style:style style:name="T102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6" style:family="text"/>
    <style:style style:name="T102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8" style:family="text"/>
    <style:style style:name="T102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0" style:family="text"/>
    <style:style style:name="T102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2" style:family="text"/>
    <style:style style:name="T102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4" style:family="text"/>
    <style:style style:name="T102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6" style:family="text"/>
    <style:style style:name="T102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8" style:family="text"/>
    <style:style style:name="T102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50" style:family="text"/>
    <style:style style:name="T102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52" style:family="text"/>
    <style:style style:name="T102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2" style:family="text"/>
    <style:style style:name="T103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" style:family="text"/>
    <style:style style:name="T103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6" style:family="text"/>
    <style:style style:name="T103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8" style:family="text"/>
    <style:style style:name="T103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10" style:family="text"/>
    <style:style style:name="T103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12" style:family="text"/>
    <style:style style:name="T103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14" style:family="text"/>
    <style:style style:name="T103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16" style:family="text"/>
    <style:style style:name="T103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18" style:family="text"/>
    <style:style style:name="T103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20" style:family="text"/>
    <style:style style:name="T103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22" style:family="text"/>
    <style:style style:name="T103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24" style:family="text"/>
    <style:style style:name="T103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26" style:family="text"/>
    <style:style style:name="T103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28" style:family="text"/>
    <style:style style:name="T103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30" style:family="text"/>
    <style:style style:name="T103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32" style:family="text"/>
    <style:style style:name="T103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34" style:family="text"/>
    <style:style style:name="T103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36" style:family="text"/>
    <style:style style:name="T103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38" style:family="text"/>
    <style:style style:name="T103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0" style:family="text"/>
    <style:style style:name="T103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2" style:family="text"/>
    <style:style style:name="T103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4" style:family="text"/>
    <style:style style:name="T103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6" style:family="text"/>
    <style:style style:name="T103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48" style:family="text"/>
    <style:style style:name="T103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50" style:family="text"/>
    <style:style style:name="T103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52" style:family="text"/>
    <style:style style:name="T103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54" style:family="text"/>
    <style:style style:name="T103_5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3_56" style:family="text"/>
    <style:style style:name="T103_5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4_2" style:family="text"/>
    <style:style style:name="T104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" style:family="text"/>
    <style:style style:name="T104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6" style:family="text"/>
    <style:style style:name="T104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8" style:family="text"/>
    <style:style style:name="T104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0" style:family="text"/>
    <style:style style:name="T104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2" style:family="text"/>
    <style:style style:name="T104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4" style:family="text"/>
    <style:style style:name="T104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6" style:family="text"/>
    <style:style style:name="T104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8" style:family="text"/>
    <style:style style:name="T104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20" style:family="text"/>
    <style:style style:name="T104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22" style:family="text"/>
    <style:style style:name="T104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24" style:family="text"/>
    <style:style style:name="T104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26" style:family="text"/>
    <style:style style:name="T104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28" style:family="text"/>
    <style:style style:name="T104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30" style:family="text"/>
    <style:style style:name="T104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32" style:family="text"/>
    <style:style style:name="T104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34" style:family="text"/>
    <style:style style:name="T104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36" style:family="text"/>
    <style:style style:name="T104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38" style:family="text"/>
    <style:style style:name="T104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0" style:family="text"/>
    <style:style style:name="T104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2" style:family="text"/>
    <style:style style:name="T104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4" style:family="text"/>
    <style:style style:name="T104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6" style:family="text"/>
    <style:style style:name="T104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48" style:family="text"/>
    <style:style style:name="T104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50" style:family="text"/>
    <style:style style:name="T104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52" style:family="text"/>
    <style:style style:name="T104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54" style:family="text"/>
    <style:style style:name="T104_5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56" style:family="text"/>
    <style:style style:name="T104_5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/>
    <style:style style:name="T105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" style:family="text"/>
    <style:style style:name="T105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6" style:family="text"/>
    <style:style style:name="T105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8" style:family="text"/>
    <style:style style:name="T105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10" style:family="text"/>
    <style:style style:name="T105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12" style:family="text"/>
    <style:style style:name="T105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14" style:family="text"/>
    <style:style style:name="T105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16" style:family="text"/>
    <style:style style:name="T105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18" style:family="text"/>
    <style:style style:name="T105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20" style:family="text"/>
    <style:style style:name="T105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22" style:family="text"/>
    <style:style style:name="T105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24" style:family="text"/>
    <style:style style:name="T105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26" style:family="text"/>
    <style:style style:name="T105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28" style:family="text"/>
    <style:style style:name="T105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30" style:family="text"/>
    <style:style style:name="T105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32" style:family="text"/>
    <style:style style:name="T105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34" style:family="text"/>
    <style:style style:name="T105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36" style:family="text"/>
    <style:style style:name="T105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38" style:family="text"/>
    <style:style style:name="T105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0" style:family="text"/>
    <style:style style:name="T105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2" style:family="text"/>
    <style:style style:name="T105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4" style:family="text"/>
    <style:style style:name="T105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6" style:family="text"/>
    <style:style style:name="T105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48" style:family="text"/>
    <style:style style:name="T105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50" style:family="text"/>
    <style:style style:name="T105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5_52" style:family="text"/>
    <style:style style:name="T105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/>
    <style:style style:name="T106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" style:family="text"/>
    <style:style style:name="T106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6" style:family="text"/>
    <style:style style:name="T106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8" style:family="text"/>
    <style:style style:name="T106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10" style:family="text"/>
    <style:style style:name="T106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12" style:family="text"/>
    <style:style style:name="T106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14" style:family="text"/>
    <style:style style:name="T106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16" style:family="text"/>
    <style:style style:name="T106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18" style:family="text"/>
    <style:style style:name="T106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20" style:family="text"/>
    <style:style style:name="T106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22" style:family="text"/>
    <style:style style:name="T106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24" style:family="text"/>
    <style:style style:name="T106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26" style:family="text"/>
    <style:style style:name="T106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28" style:family="text"/>
    <style:style style:name="T106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30" style:family="text"/>
    <style:style style:name="T106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32" style:family="text"/>
    <style:style style:name="T106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34" style:family="text"/>
    <style:style style:name="T106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36" style:family="text"/>
    <style:style style:name="T106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38" style:family="text"/>
    <style:style style:name="T106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0" style:family="text"/>
    <style:style style:name="T106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2" style:family="text"/>
    <style:style style:name="T106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4" style:family="text"/>
    <style:style style:name="T106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6" style:family="text"/>
    <style:style style:name="T106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48" style:family="text"/>
    <style:style style:name="T106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50" style:family="text"/>
    <style:style style:name="T106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6_52" style:family="text"/>
    <style:style style:name="T106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/>
    <style:style style:name="T107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" style:family="text"/>
    <style:style style:name="T107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6" style:family="text"/>
    <style:style style:name="T107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8" style:family="text"/>
    <style:style style:name="T107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10" style:family="text"/>
    <style:style style:name="T107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12" style:family="text"/>
    <style:style style:name="T107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14" style:family="text"/>
    <style:style style:name="T107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16" style:family="text"/>
    <style:style style:name="T107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18" style:family="text"/>
    <style:style style:name="T107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20" style:family="text"/>
    <style:style style:name="T107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22" style:family="text"/>
    <style:style style:name="T107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24" style:family="text"/>
    <style:style style:name="T107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26" style:family="text"/>
    <style:style style:name="T107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28" style:family="text"/>
    <style:style style:name="T107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30" style:family="text"/>
    <style:style style:name="T107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32" style:family="text"/>
    <style:style style:name="T107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34" style:family="text"/>
    <style:style style:name="T107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36" style:family="text"/>
    <style:style style:name="T107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38" style:family="text"/>
    <style:style style:name="T107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0" style:family="text"/>
    <style:style style:name="T107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2" style:family="text"/>
    <style:style style:name="T107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4" style:family="text"/>
    <style:style style:name="T107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6" style:family="text"/>
    <style:style style:name="T107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48" style:family="text"/>
    <style:style style:name="T107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50" style:family="text"/>
    <style:style style:name="T107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7_52" style:family="text"/>
    <style:style style:name="T107_5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text-align="justify" fo:break-before="auto" fo:line-height="150%" fo:margin-bottom="0.37cm" style:writing-mode="lr-tb"/>
    </style:style>
    <style:style style:name="Table3" style:family="table">
      <style:table-properties table:align="left" style:width="13.52cm" fo:margin-left="0.097cm"/>
    </style:style>
    <style:style style:name="Column7" style:family="table-column">
      <style:table-column-properties style:column-width="1.244cm"/>
    </style:style>
    <style:style style:name="Column8" style:family="table-column">
      <style:table-column-properties style:column-width="8.625cm"/>
    </style:style>
    <style:style style:name="Column9" style:family="table-column">
      <style:table-column-properties style:column-width="3.651cm"/>
    </style:style>
    <style:style style:name="Row8" style:family="table-row"/>
    <style:style style:name="Cell21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.282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justify" fo:break-before="auto" fo:line-height="150%" fo:margin-bottom="0.37cm" style:writing-mode="lr-tb"/>
    </style:style>
    <style:style style:name="P131" style:family="paragraph" style:parent-style-name="Standard">
      <style:paragraph-properties fo:text-align="justify" fo:break-before="auto" fo:line-height="150%" style:writing-mode="lr-tb"/>
      <style:text-properties fo:font-weight="bold" style:font-weight-asian="bold" style:font-weight-complex="bold"/>
    </style:style>
    <style:style style:name="P132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32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32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33" style:family="paragraph" style:parent-style-name="Standard">
      <style:paragraph-properties fo:text-align="justify" fo:break-before="auto" fo:line-height="115%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P134" style:family="paragraph" style:parent-style-name="Standard">
      <style:paragraph-properties fo:break-before="auto" fo:line-height="107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P135" style:family="paragraph" style:parent-style-name="Standard">
      <style:paragraph-properties fo:text-align="justify" fo:break-before="auto" fo:line-height="150%" fo:margin-bottom="0.37cm" style:writing-mode="lr-tb"/>
    </style:style>
    <style:style style:name="P136" style:family="paragraph" style:parent-style-name="Standard">
      <style:paragraph-properties fo:text-align="justify" fo:break-before="auto" fo:line-height="150%" fo:margin-bottom="0.37cm" style:writing-mode="lr-tb"/>
    </style:style>
    <style:style style:name="P137" style:family="paragraph" style:parent-style-name="Standard">
      <style:paragraph-properties fo:text-align="justify" fo:break-before="auto" fo:line-height="150%" fo:margin-bottom="0.37cm" style:writing-mode="lr-tb"/>
    </style:style>
    <style:style style:name="Table4" style:family="table">
      <style:table-properties table:align="left" style:width="16.986cm" fo:margin-left="0.106cm"/>
    </style:style>
    <style:style style:name="Column10" style:family="table-column">
      <style:table-column-properties style:column-width="1.111cm"/>
    </style:style>
    <style:style style:name="Column11" style:family="table-column">
      <style:table-column-properties style:column-width="7.99cm"/>
    </style:style>
    <style:style style:name="Column12" style:family="table-column">
      <style:table-column-properties style:column-width="3.651cm"/>
    </style:style>
    <style:style style:name="Column13" style:family="table-column">
      <style:table-column-properties style:column-width="4.233cm"/>
    </style:style>
    <style:style style:name="Row15" style:family="table-row"/>
    <style:style style:name="Cell42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fo:background-color="#c0c0c0"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46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8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15%" fo:margin-bottom="0cm" style:writing-mode="lr-tb"/>
    </style:style>
    <style:style style:name="P167" style:family="paragraph" style:parent-style-name="Standard">
      <style:paragraph-properties fo:text-align="justify" fo:break-before="auto" fo:line-height="150%" style:writing-mode="lr-tb"/>
      <style:text-properties fo:font-weight="bold" style:font-weight-asian="bold" style:font-weight-complex="bold"/>
    </style:style>
    <style:style style:name="P168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68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68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68_3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68_4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69" style:family="paragraph" style:parent-style-name="Standard">
      <style:paragraph-properties fo:text-align="justify" fo:break-before="auto" fo:line-height="115%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P170" style:family="paragraph" style:parent-style-name="Standard">
      <style:paragraph-properties fo:text-align="justify" fo:break-before="auto" fo:line-height="115%" fo:margin-bottom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P171" style:family="paragraph" style:parent-style-name="Standard">
      <style:paragraph-properties fo:text-align="justify" fo:break-before="auto" fo:line-height="150%" fo:margin-bottom="0.37cm" style:writing-mode="lr-tb"/>
    </style:style>
    <style:style style:name="P172" style:family="paragraph" style:parent-style-name="Standard">
      <style:paragraph-properties fo:text-align="justify" fo:break-before="auto" fo:line-height="150%" fo:margin-bottom="0.37cm" style:writing-mode="lr-tb"/>
    </style:style>
    <style:style style:name="Table5" style:family="table">
      <style:table-properties table:align="left" style:width="15.055cm" fo:margin-left="0.106cm"/>
    </style:style>
    <style:style style:name="Column14" style:family="table-column">
      <style:table-column-properties style:column-width="15.055cm"/>
    </style:style>
    <style:style style:name="Row22" style:family="table-row"/>
    <style:style style:name="Cell70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3" style:family="table-row"/>
    <style:style style:name="Cell71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7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4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6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7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8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0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2" style:family="paragraph" style:parent-style-name="Standard">
      <style:paragraph-properties fo:break-before="auto" fo:line-height="115%" fo:margin-bottom="0cm" style:writing-mode="lr-tb"/>
    </style:style>
    <style:style style:name="P183" style:family="paragraph" style:parent-style-name="Standard">
      <style:paragraph-properties fo:text-align="justify" fo:break-before="auto" fo:line-height="115%" fo:margin-bottom="0cm" style:writing-mode="lr-tb"/>
      <style:text-properties fo:font-weight="bold" style:font-weight-asian="bold" style:font-weight-complex="bold"/>
    </style:style>
    <style:style style:name="P184" style:family="paragraph" style:parent-style-name="Standard">
      <style:paragraph-properties fo:text-align="justify" fo:break-before="auto" fo:line-height="150%" fo:margin-bottom="0.37cm" style:writing-mode="lr-tb"/>
      <style:text-properties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TEMPL</text:span><text:span text:style-name="T13_4">_</text:span><text:span text:style-name="T13_5">RelatorioDeExecucao</text:span><text:span text:style-name="T13_6">CheckListConsist</text:span><text:span text:style-name="T13_7">e</text:span><text:span text:style-name="T13_8">ncia</text:span></text:p>
      <text:p text:style-name="P14"><text:span text:style-name="T14_1">Versão</text:span><text:span text:style-name="T14_2"><text:s/></text:span><text:span text:style-name="T14_3">1.0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Histórico</text:span><text:span text:style-name="T22_2"><text:s/></text:span><text:span text:style-name="T22_3">de</text:span><text:span text:style-name="T22_4"><text:s/></text:span><text:span text:style-name="T2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Nome</text:span></text:p>
          </table:table-cell>
          <table:table-cell table:style-name="Cell2">
            <text:p text:style-name="P24"><text:span text:style-name="T24_1">Alterações</text:span></text:p>
          </table:table-cell>
          <table:table-cell table:style-name="Cell3">
            <text:p text:style-name="P25"><text:span text:style-name="T25_1">Data</text:span></text:p>
          </table:table-cell>
          <table:table-cell table:style-name="Cell4">
            <text:p text:style-name="P26"><text:span text:style-name="T26_1">Versão</text:span></text:p>
          </table:table-cell>
        </table:table-row>
        <table:table-row table:style-name="Row2">
          <table:table-cell table:style-name="Cell5">
            <text:p text:style-name="P27"><text:span text:style-name="T27_1">Andressa</text:span></text:p>
          </table:table-cell>
          <table:table-cell table:style-name="Cell6">
            <text:p text:style-name="P28"><text:span text:style-name="T28_1">Criação</text:span><text:span text:style-name="T28_2"><text:s/></text:span><text:span text:style-name="T28_3">do</text:span><text:span text:style-name="T28_4"><text:s/></text:span><text:span text:style-name="T28_5">Documento</text:span></text:p>
          </table:table-cell>
          <table:table-cell table:style-name="Cell7">
            <text:p text:style-name="P29"><text:span text:style-name="T29_1">09</text:span><text:span text:style-name="T29_2">/</text:span><text:span text:style-name="T29_3">01</text:span><text:span text:style-name="T29_4">/201</text:span><text:span text:style-name="T29_5">3</text:span></text:p>
          </table:table-cell>
          <table:table-cell table:style-name="Cell8">
            <text:p text:style-name="P30"><text:span text:style-name="T30_1">0.1</text:span></text:p>
          </table:table-cell>
        </table:table-row>
        <table:table-row table:style-name="Row3">
          <table:table-cell table:style-name="Cell9">
            <text:p text:style-name="P31"><text:span text:style-name="T31_1">Andressa</text:span></text:p>
          </table:table-cell>
          <table:table-cell table:style-name="Cell10">
            <text:p text:style-name="P32"><text:span text:style-name="T32_1">Conclus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11">
            <text:p text:style-name="P33"><text:span text:style-name="T33_1">11/01/2013</text:span></text:p>
          </table:table-cell>
          <table:table-cell table:style-name="Cell12">
            <text:p text:style-name="P34"><text:span text:style-name="T34_1">1.0</text:span></text:p>
          </table:table-cell>
        </table:table-row>
      </table:table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Sumuario</text:span><text:span text:style-name="T55_2"><text:s/></text:span></text:p>
      <text:p text:style-name="P56"><text:span text:style-name="T56_1">1-<text:s/></text:span><text:span text:style-name="T56_2">Introdução</text:span><text:span text:style-name="T56_3"><text:s/></text:span><text:span text:style-name="T56_4">do</text:span><text:span text:style-name="T56_5"><text:s/></text:span><text:span text:style-name="T56_6">documento</text:span></text:p>
      <text:p text:style-name="P57"><text:span text:style-name="T57_1">2-<text:s/></text:span><text:span text:style-name="T57_2">Templete</text:span><text:span text:style-name="T57_3"><text:s/></text:span><text:span text:style-name="T57_4">de</text:span><text:span text:style-name="T57_5"><text:s/></text:span><text:span text:style-name="T57_6">Execução</text:span><text:span text:style-name="T57_7"><text:s/></text:span><text:span text:style-name="T57_8">do</text:span><text:span text:style-name="T57_9"><text:s/></text:span><text:span text:style-name="T57_10">checklist</text:span><text:span text:style-name="T57_11"><text:s/></text:span><text:span text:style-name="T57_12">da</text:span><text:span text:style-name="T57_13"><text:s/></text:span><text:span text:style-name="T57_14">consistencia</text:span><text:span text:style-name="T57_15"><text:s/></text:span><text:span text:style-name="T57_16">do</text:span><text:span text:style-name="T57_17"><text:s/></text:span><text:span text:style-name="T57_18">produto</text:span></text:p>
      <text:p text:style-name="P58"><text:span text:style-name="T58_1">2.1-<text:s/></text:span><text:span text:style-name="T58_2">Observações</text:span><text:span text:style-name="T58_3"><text:s/></text:span><text:span text:style-name="T58_4">Relevantes</text:span><text:span text:style-name="T58_5"><text:s/></text:span><text:span text:style-name="T58_6">do</text:span><text:span text:style-name="T58_7"><text:s/></text:span><text:span text:style-name="T58_8">Produto</text:span></text:p>
      <text:p text:style-name="P59"><text:span text:style-name="T59_1">2.2-<text:s/></text:span><text:span text:style-name="T59_2">Ações</text:span><text:span text:style-name="T59_3"><text:s/></text:span><text:span text:style-name="T59_4">Corretivas</text:span><text:span text:style-name="T59_5"><text:s/></text:span><text:span text:style-name="T59_6">ao</text:span><text:span text:style-name="T59_7"><text:s/></text:span><text:span text:style-name="T59_8">Produto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P86" text:outline-level="10"><text:span text:style-name="T86_1">1<text:s/></text:span><text:span text:style-name="T86_2">Relatorio</text:span><text:span text:style-name="T86_3"><text:s/></text:span><text:span text:style-name="T86_4">de</text:span><text:span text:style-name="T86_5"><text:s/></text:span><text:span text:style-name="T86_6">Execução</text:span><text:span text:style-name="T86_7"><text:s/></text:span><text:span text:style-name="T86_8">do</text:span><text:span text:style-name="T86_9"><text:s/></text:span><text:span text:style-name="T86_10">CheckList</text:span><text:span text:style-name="T86_11"><text:s/></text:span><text:span text:style-name="T86_12">de</text:span><text:span text:style-name="T86_13"><text:s/></text:span><text:span text:style-name="T86_14">Avaliação</text:span><text:span text:style-name="T86_15"><text:s/></text:span><text:span text:style-name="T86_16">de</text:span><text:span text:style-name="T86_17"><text:s/></text:span><text:span text:style-name="T86_18">Consistência</text:span><text:span text:style-name="T86_19"><text:s/></text:span><text:span text:style-name="T86_20">para</text:span><text:span text:style-name="T86_21"><text:s/></text:span><text:span text:style-name="T86_22">com</text:span><text:span text:style-name="T86_23"><text:s/></text:span><text:span text:style-name="T86_24">Requisitos</text:span><text:span text:style-name="T86_25"><text:s/></text:span><text:span text:style-name="T86_26">e</text:span><text:span text:style-name="T86_27"><text:s/></text:span><text:span text:style-name="T86_28">demais</text:span><text:span text:style-name="T86_29"><text:s/></text:span><text:span text:style-name="T86_30">Produtos</text:span><text:span text:style-name="T86_31"><text:s/></text:span><text:span text:style-name="T86_32">de</text:span><text:span text:style-name="T86_33"><text:s/></text:span><text:span text:style-name="T86_34">Trabalho</text:span></text:h>
      <text:p text:style-name="P87"><text:span text:style-name="T87_1"><text:tab/></text:span></text:p>
      <text:p text:style-name="P88"><text:span text:style-name="T88_1"><text:tab/></text:span><text:span text:style-name="T88_2">Este</text:span><text:span text:style-name="T88_3"><text:s/></text:span><text:span text:style-name="T88_4">Relatorio</text:span><text:span text:style-name="T88_5"><text:s/></text:span><text:span text:style-name="T88_6">de</text:span><text:span text:style-name="T88_7"><text:s/></text:span><text:span text:style-name="T88_8">execução</text:span><text:span text:style-name="T88_9"><text:s/></text:span><text:span text:style-name="T88_10">da</text:span><text:span text:style-name="T88_11"><text:s/></text:span><text:span text:style-name="T88_12">avaliação</text:span><text:span text:style-name="T88_13"><text:s/></text:span><text:span text:style-name="T88_14">de</text:span><text:span text:style-name="T88_15"><text:s/></text:span><text:span text:style-name="T88_16">consistência</text:span><text:span text:style-name="T88_17"><text:s/></text:span><text:span text:style-name="T88_18">para</text:span><text:span text:style-name="T88_19"><text:s/></text:span><text:span text:style-name="T88_20">com</text:span><text:span text:style-name="T88_21"><text:s/></text:span><text:span text:style-name="T88_22">requisitos</text:span><text:span text:style-name="T88_23"><text:s/></text:span><text:span text:style-name="T88_24">e</text:span><text:span text:style-name="T88_25"><text:s/></text:span><text:span text:style-name="T88_26">demais</text:span><text:span text:style-name="T88_27"><text:s/></text:span><text:span text:style-name="T88_28">produtos</text:span><text:span text:style-name="T88_29"><text:s/></text:span><text:span text:style-name="T88_30">de</text:span><text:span text:style-name="T88_31"><text:s/></text:span><text:span text:style-name="T88_32">trabalho</text:span><text:span text:style-name="T88_33"><text:s/></text:span><text:span text:style-name="T88_34">tem</text:span><text:span text:style-name="T88_35"><text:s/></text:span><text:span text:style-name="T88_36">por</text:span><text:span text:style-name="T88_37"><text:s/></text:span><text:span text:style-name="T88_38">objetivo</text:span><text:span text:style-name="T88_39"><text:s/></text:span><text:span text:style-name="T88_40">de</text:span><text:span text:style-name="T88_41"><text:s/></text:span><text:span text:style-name="T88_42">ajudar</text:span><text:span text:style-name="T88_43"><text:s/></text:span><text:span text:style-name="T88_44">a</text:span><text:span text:style-name="T88_45"><text:s/></text:span><text:span text:style-name="T88_46">identificar</text:span><text:span text:style-name="T88_47"><text:s text:c="2"/></text:span><text:span text:style-name="T88_48">artefatos</text:span><text:span text:style-name="T88_49"><text:s/></text:span><text:span text:style-name="T88_50">gerados</text:span><text:span text:style-name="T88_51"><text:s/></text:span><text:span text:style-name="T88_52">para</text:span><text:span text:style-name="T88_53"><text:s/></text:span><text:span text:style-name="T88_54">melh</text:span><text:span text:style-name="T88_55">or</text:span><text:span text:style-name="T88_56"><text:s/></text:span><text:span text:style-name="T88_57">visualição</text:span><text:span text:style-name="T88_58"><text:s/></text:span><text:span text:style-name="T88_59">dos</text:span><text:span text:style-name="T88_60"><text:s/></text:span><text:span text:style-name="T88_61">artefatos</text:span><text:span text:style-name="T88_62">.<text:s/></text:span><text:span text:style-name="T88_63">Portanto</text:span><text:span text:style-name="T88_64">,<text:s/></text:span><text:span text:style-name="T88_65">pode</text:span><text:span text:style-name="T88_66"><text:s/></text:span><text:span text:style-name="T88_67">ser</text:span><text:span text:style-name="T88_68"><text:s/></text:span><text:span text:style-name="T88_69">aplicado</text:span><text:span text:style-name="T88_70"><text:s/></text:span><text:span text:style-name="T88_71">a</text:span><text:span text:style-name="T88_72"><text:s/></text:span><text:span text:style-name="T88_73">qualquer</text:span><text:span text:style-name="T88_74"><text:s/></text:span><text:span text:style-name="T88_75">execução</text:span><text:span text:style-name="T88_76"><text:s/></text:span><text:span text:style-name="T88_77">do</text:span><text:span text:style-name="T88_78"><text:s/></text:span><text:span text:style-name="T88_79">checklist</text:span><text:span text:style-name="T88_80"><text:s/></text:span><text:span text:style-name="T88_81">do</text:span><text:span text:style-name="T88_82"><text:s/></text:span><text:span text:style-name="T88_83">produto</text:span><text:span text:style-name="T88_84"><text:s/></text:span><text:span text:style-name="T88_85">de</text:span><text:span text:style-name="T88_86"><text:s/></text:span><text:span text:style-name="T88_87">trabalho</text:span><text:span text:style-name="T88_88"><text:s/></text:span><text:span text:style-name="T88_89">como</text:span><text:span text:style-name="T88_90"><text:s/></text:span><text:span text:style-name="T88_91">um</text:span><text:span text:style-name="T88_92"><text:s/></text:span><text:span text:style-name="T88_93">todo</text:span><text:span text:style-name="T88_94"><text:s/></text:span><text:span text:style-name="T88_95">e</text:span><text:span text:style-name="T88_96">,<text:s/></text:span><text:span text:style-name="T88_97">não</text:span><text:span text:style-name="T88_98"><text:s/></text:span><text:span text:style-name="T88_99">obstante</text:span><text:span text:style-name="T88_100">,<text:s/></text:span><text:span text:style-name="T88_101">relacionado</text:span><text:span text:style-name="T88_102"><text:s/></text:span><text:span text:style-name="T88_103">com</text:span><text:span text:style-name="T88_104"><text:s/></text:span><text:span text:style-name="T88_105">qualquer</text:span><text:span text:style-name="T88_106"><text:s/></text:span><text:span text:style-name="T88_107">outro</text:span><text:span text:style-name="T88_108">,<text:s/></text:span><text:span text:style-name="T88_109">principalmente</text:span><text:span text:style-name="T88_110"><text:s/></text:span><text:span text:style-name="T88_111">os</text:span><text:span text:style-name="T88_112"><text:s/></text:span><text:span text:style-name="T88_113">requisitos</text:span><text:span text:style-name="T88_114">.<text:s/></text:span></text:p>
      <text:p text:style-name="P89"/>
      <text:p text:style-name="P90"><text:span text:style-name="T90_1">2<text:s/></text:span><text:span text:style-name="T90_2">Template</text:span><text:span text:style-name="T90_3"><text:s/></text:span><text:span text:style-name="T90_4">Relatorio</text:span><text:span text:style-name="T90_5"><text:s/></text:span><text:span text:style-name="T90_6">de</text:span><text:span text:style-name="T90_7"><text:s/></text:span><text:span text:style-name="T90_8">Execução</text:span><text:span text:style-name="T90_9"><text:s/></text:span><text:span text:style-name="T90_10">do</text:span><text:span text:style-name="T90_11"><text:s/></text:span><text:span text:style-name="T90_12">CheckList</text:span><text:span text:style-name="T90_13"><text:s/></text:span><text:span text:style-name="T90_14">de</text:span><text:span text:style-name="T90_15"><text:s/></text:span><text:span text:style-name="T90_16">Avaliação</text:span><text:span text:style-name="T90_17"><text:s/></text:span><text:span text:style-name="T90_18">de</text:span><text:span text:style-name="T90_19"><text:s/></text:span><text:span text:style-name="T90_20">Consistência</text:span><text:span text:style-name="T90_21"><text:s/></text:span><text:span text:style-name="T90_22">para</text:span><text:span text:style-name="T90_23"><text:s/></text:span><text:span text:style-name="T90_24">com</text:span><text:span text:style-name="T90_25"><text:s/></text:span><text:span text:style-name="T90_26">Requisitos</text:span><text:span text:style-name="T90_27"><text:s/></text:span><text:span text:style-name="T90_28">e</text:span><text:span text:style-name="T90_29"><text:s/></text:span><text:span text:style-name="T90_30">demais</text:span><text:span text:style-name="T90_31"><text:s/></text:span><text:span text:style-name="T90_32">Produtos</text:span><text:span text:style-name="T90_33"><text:s/></text:span><text:span text:style-name="T90_34">de</text:span><text:span text:style-name="T90_35"><text:s/></text:span><text:span text:style-name="T90_36">Trabalho</text:span></text:p>
      <text:p text:style-name="P91"/>
      <text:p text:style-name="P92"/>
      <text:p text:style-name="P93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94"><text:span text:style-name="T94_1">DADOS</text:span><text:span text:style-name="T94_2"><text:s/></text:span><text:span text:style-name="T94_3">GERAIS</text:span></text:p>
          </table:table-cell>
          <table:table-cell table:style-name="Cell14">
            <text:p text:style-name="P95"/>
          </table:table-cell>
        </table:table-row>
        <table:table-row table:style-name="Row5">
          <table:table-cell table:style-name="Cell15">
            <text:p text:style-name="P96"><text:span text:style-name="T96_1">Nome</text:span><text:span text:style-name="T96_2"><text:s/></text:span><text:span text:style-name="T96_3">do</text:span><text:span text:style-name="T96_4"><text:s/></text:span><text:span text:style-name="T96_5">Inspetor</text:span><text:span text:style-name="T96_6">:</text:span></text:p>
          </table:table-cell>
          <table:table-cell table:style-name="Cell16">
            <text:p text:style-name="P97"><text:span text:style-name="T97_1">MAXUEL</text:span><text:span text:style-name="T97_2">,<text:s/></text:span><text:span text:style-name="T97_3">BRUNO</text:span><text:span text:style-name="T97_4"><text:s/></text:span><text:span text:style-name="T97_5">BLUMENSCHEIN</text:span><text:span text:style-name="T97_6">,<text:s/></text:span><text:span text:style-name="T97_7">CARLOS</text:span><text:span text:style-name="T97_8"><text:s/></text:span><text:span text:style-name="T97_9">ALBERTO</text:span></text:p>
          </table:table-cell>
        </table:table-row>
        <table:table-row table:style-name="Row6">
          <table:table-cell table:style-name="Cell17">
            <text:p text:style-name="P98"><text:span text:style-name="T98_1">Item</text:span><text:span text:style-name="T98_2"><text:s/></text:span><text:span text:style-name="T98_3">Verificado</text:span><text:span text:style-name="T98_4">:</text:span></text:p>
          </table:table-cell>
          <table:table-cell table:style-name="Cell18">
            <text:p text:style-name="P99"><text:span text:style-name="T99_1">CODIGO</text:span><text:span text:style-name="T99_2"><text:s/></text:span><text:span text:style-name="T99_3">FONTE</text:span><text:span text:style-name="T99_4">,<text:s/></text:span><text:span text:style-name="T99_5">PRODUTO</text:span></text:p>
          </table:table-cell>
        </table:table-row>
        <table:table-row table:style-name="Row7">
          <table:table-cell table:style-name="Cell19">
            <text:p text:style-name="P100"><text:span text:style-name="T100_1">CheckList</text:span><text:span text:style-name="T100_2"><text:s/></text:span><text:span text:style-name="T100_3">Executado</text:span><text:span text:style-name="T100_4">:</text:span></text:p>
          </table:table-cell>
          <table:table-cell table:style-name="Cell20">
            <text:p text:style-name="P101"><text:span text:style-name="T101_1">-&gt;</text:span><text:span text:style-name="T101_2"><text:a xlink:type="simple" xlink:href="https://docs.google.com/document/d/1dYt5bjA0Ws8QDu4PxBq_uM4ItfmTOOA8iS8jD_-z-LE/edit"><text:span text:style-name="T101_3">https</text:span></text:a></text:span><text:span text:style-name="T101_4"><text:a xlink:type="simple" xlink:href="https://docs.google.com/document/d/1dYt5bjA0Ws8QDu4PxBq_uM4ItfmTOOA8iS8jD_-z-LE/edit"><text:span text:style-name="T101_5">://</text:span></text:a></text:span><text:span text:style-name="T101_6"><text:a xlink:type="simple" xlink:href="https://docs.google.com/document/d/1dYt5bjA0Ws8QDu4PxBq_uM4ItfmTOOA8iS8jD_-z-LE/edit"><text:span text:style-name="T101_7">docs</text:span></text:a></text:span><text:span text:style-name="T101_8"><text:a xlink:type="simple" xlink:href="https://docs.google.com/document/d/1dYt5bjA0Ws8QDu4PxBq_uM4ItfmTOOA8iS8jD_-z-LE/edit"><text:span text:style-name="T101_9">.</text:span></text:a></text:span><text:span text:style-name="T101_10"><text:a xlink:type="simple" xlink:href="https://docs.google.com/document/d/1dYt5bjA0Ws8QDu4PxBq_uM4ItfmTOOA8iS8jD_-z-LE/edit"><text:span text:style-name="T101_11">google</text:span></text:a></text:span><text:span text:style-name="T101_12"><text:a xlink:type="simple" xlink:href="https://docs.google.com/document/d/1dYt5bjA0Ws8QDu4PxBq_uM4ItfmTOOA8iS8jD_-z-LE/edit"><text:span text:style-name="T101_13">.</text:span></text:a></text:span><text:span text:style-name="T101_14"><text:a xlink:type="simple" xlink:href="https://docs.google.com/document/d/1dYt5bjA0Ws8QDu4PxBq_uM4ItfmTOOA8iS8jD_-z-LE/edit"><text:span text:style-name="T101_15">com</text:span></text:a></text:span><text:span text:style-name="T101_16"><text:a xlink:type="simple" xlink:href="https://docs.google.com/document/d/1dYt5bjA0Ws8QDu4PxBq_uM4ItfmTOOA8iS8jD_-z-LE/edit"><text:span text:style-name="T101_17">/</text:span></text:a></text:span><text:span text:style-name="T101_18"><text:a xlink:type="simple" xlink:href="https://docs.google.com/document/d/1dYt5bjA0Ws8QDu4PxBq_uM4ItfmTOOA8iS8jD_-z-LE/edit"><text:span text:style-name="T101_19">document</text:span></text:a></text:span><text:span text:style-name="T101_20"><text:a xlink:type="simple" xlink:href="https://docs.google.com/document/d/1dYt5bjA0Ws8QDu4PxBq_uM4ItfmTOOA8iS8jD_-z-LE/edit"><text:span text:style-name="T101_21">/</text:span></text:a></text:span><text:span text:style-name="T101_22"><text:a xlink:type="simple" xlink:href="https://docs.google.com/document/d/1dYt5bjA0Ws8QDu4PxBq_uM4ItfmTOOA8iS8jD_-z-LE/edit"><text:span text:style-name="T101_23">d</text:span></text:a></text:span><text:span text:style-name="T101_24"><text:a xlink:type="simple" xlink:href="https://docs.google.com/document/d/1dYt5bjA0Ws8QDu4PxBq_uM4ItfmTOOA8iS8jD_-z-LE/edit"><text:span text:style-name="T101_25">/1</text:span></text:a></text:span><text:span text:style-name="T101_26"><text:a xlink:type="simple" xlink:href="https://docs.google.com/document/d/1dYt5bjA0Ws8QDu4PxBq_uM4ItfmTOOA8iS8jD_-z-LE/edit"><text:span text:style-name="T101_27">dYt</text:span></text:a></text:span><text:span text:style-name="T101_28"><text:a xlink:type="simple" xlink:href="https://docs.google.com/document/d/1dYt5bjA0Ws8QDu4PxBq_uM4ItfmTOOA8iS8jD_-z-LE/edit"><text:span text:style-name="T101_29">5</text:span></text:a></text:span><text:span text:style-name="T101_30"><text:a xlink:type="simple" xlink:href="https://docs.google.com/document/d/1dYt5bjA0Ws8QDu4PxBq_uM4ItfmTOOA8iS8jD_-z-LE/edit"><text:span text:style-name="T101_31">bjA</text:span></text:a></text:span><text:span text:style-name="T101_32"><text:a xlink:type="simple" xlink:href="https://docs.google.com/document/d/1dYt5bjA0Ws8QDu4PxBq_uM4ItfmTOOA8iS8jD_-z-LE/edit"><text:span text:style-name="T101_33">0</text:span></text:a></text:span><text:span text:style-name="T101_34"><text:a xlink:type="simple" xlink:href="https://docs.google.com/document/d/1dYt5bjA0Ws8QDu4PxBq_uM4ItfmTOOA8iS8jD_-z-LE/edit"><text:span text:style-name="T101_35">Ws</text:span></text:a></text:span><text:span text:style-name="T101_36"><text:a xlink:type="simple" xlink:href="https://docs.google.com/document/d/1dYt5bjA0Ws8QDu4PxBq_uM4ItfmTOOA8iS8jD_-z-LE/edit"><text:span text:style-name="T101_37">8</text:span></text:a></text:span><text:span text:style-name="T101_38"><text:a xlink:type="simple" xlink:href="https://docs.google.com/document/d/1dYt5bjA0Ws8QDu4PxBq_uM4ItfmTOOA8iS8jD_-z-LE/edit"><text:span text:style-name="T101_39">QDu</text:span></text:a></text:span><text:span text:style-name="T101_40"><text:a xlink:type="simple" xlink:href="https://docs.google.com/document/d/1dYt5bjA0Ws8QDu4PxBq_uM4ItfmTOOA8iS8jD_-z-LE/edit"><text:span text:style-name="T101_41">4</text:span></text:a></text:span><text:span text:style-name="T101_42"><text:a xlink:type="simple" xlink:href="https://docs.google.com/document/d/1dYt5bjA0Ws8QDu4PxBq_uM4ItfmTOOA8iS8jD_-z-LE/edit"><text:span text:style-name="T101_43">PxBq</text:span></text:a></text:span><text:span text:style-name="T101_44"><text:a xlink:type="simple" xlink:href="https://docs.google.com/document/d/1dYt5bjA0Ws8QDu4PxBq_uM4ItfmTOOA8iS8jD_-z-LE/edit"><text:span text:style-name="T101_45">_</text:span></text:a></text:span><text:span text:style-name="T101_46"><text:a xlink:type="simple" xlink:href="https://docs.google.com/document/d/1dYt5bjA0Ws8QDu4PxBq_uM4ItfmTOOA8iS8jD_-z-LE/edit"><text:span text:style-name="T101_47">uM</text:span></text:a></text:span><text:span text:style-name="T101_48"><text:a xlink:type="simple" xlink:href="https://docs.google.com/document/d/1dYt5bjA0Ws8QDu4PxBq_uM4ItfmTOOA8iS8jD_-z-LE/edit"><text:span text:style-name="T101_49">4</text:span></text:a></text:span><text:span text:style-name="T101_50"><text:a xlink:type="simple" xlink:href="https://docs.google.com/document/d/1dYt5bjA0Ws8QDu4PxBq_uM4ItfmTOOA8iS8jD_-z-LE/edit"><text:span text:style-name="T101_51">ItfmTOOA</text:span></text:a></text:span><text:span text:style-name="T101_52"><text:a xlink:type="simple" xlink:href="https://docs.google.com/document/d/1dYt5bjA0Ws8QDu4PxBq_uM4ItfmTOOA8iS8jD_-z-LE/edit"><text:span text:style-name="T101_53">8</text:span></text:a></text:span><text:span text:style-name="T101_54"><text:a xlink:type="simple" xlink:href="https://docs.google.com/document/d/1dYt5bjA0Ws8QDu4PxBq_uM4ItfmTOOA8iS8jD_-z-LE/edit"><text:span text:style-name="T101_55">iS</text:span></text:a></text:span><text:span text:style-name="T101_56"><text:a xlink:type="simple" xlink:href="https://docs.google.com/document/d/1dYt5bjA0Ws8QDu4PxBq_uM4ItfmTOOA8iS8jD_-z-LE/edit"><text:span text:style-name="T101_57">8</text:span></text:a></text:span><text:span text:style-name="T101_58"><text:a xlink:type="simple" xlink:href="https://docs.google.com/document/d/1dYt5bjA0Ws8QDu4PxBq_uM4ItfmTOOA8iS8jD_-z-LE/edit"><text:span text:style-name="T101_59">jD</text:span></text:a></text:span><text:span text:style-name="T101_60"><text:a xlink:type="simple" xlink:href="https://docs.google.com/document/d/1dYt5bjA0Ws8QDu4PxBq_uM4ItfmTOOA8iS8jD_-z-LE/edit"><text:span text:style-name="T101_61">_-</text:span></text:a></text:span><text:span text:style-name="T101_62"><text:a xlink:type="simple" xlink:href="https://docs.google.com/document/d/1dYt5bjA0Ws8QDu4PxBq_uM4ItfmTOOA8iS8jD_-z-LE/edit"><text:span text:style-name="T101_63">z</text:span></text:a></text:span><text:span text:style-name="T101_64"><text:a xlink:type="simple" xlink:href="https://docs.google.com/document/d/1dYt5bjA0Ws8QDu4PxBq_uM4ItfmTOOA8iS8jD_-z-LE/edit"><text:span text:style-name="T101_65">-</text:span></text:a></text:span><text:span text:style-name="T101_66"><text:a xlink:type="simple" xlink:href="https://docs.google.com/document/d/1dYt5bjA0Ws8QDu4PxBq_uM4ItfmTOOA8iS8jD_-z-LE/edit"><text:span text:style-name="T101_67">LE</text:span></text:a></text:span><text:span text:style-name="T101_68"><text:a xlink:type="simple" xlink:href="https://docs.google.com/document/d/1dYt5bjA0Ws8QDu4PxBq_uM4ItfmTOOA8iS8jD_-z-LE/edit"><text:span text:style-name="T101_69">/</text:span></text:a></text:span><text:span text:style-name="T101_70"><text:a xlink:type="simple" xlink:href="https://docs.google.com/document/d/1dYt5bjA0Ws8QDu4PxBq_uM4ItfmTOOA8iS8jD_-z-LE/edit"><text:span text:style-name="T101_71">edit</text:span></text:a></text:span></text:p>
            <text:p text:style-name="P102"><text:span text:style-name="T102_1">-&gt;</text:span><text:span text:style-name="T102_2"><text:a xlink:type="simple" xlink:href="https://docs.google.com/spreadsheet/ccc?key=0AuZwoJQ1nVebdG50dUhORkFMNmQwM2p3eFhQdmtMdXc#gid=0"><text:span text:style-name="T102_3">https</text:span></text:a></text:span><text:span text:style-name="T102_4"><text:a xlink:type="simple" xlink:href="https://docs.google.com/spreadsheet/ccc?key=0AuZwoJQ1nVebdG50dUhORkFMNmQwM2p3eFhQdmtMdXc#gid=0"><text:span text:style-name="T102_5">://</text:span></text:a></text:span><text:span text:style-name="T102_6"><text:a xlink:type="simple" xlink:href="https://docs.google.com/spreadsheet/ccc?key=0AuZwoJQ1nVebdG50dUhORkFMNmQwM2p3eFhQdmtMdXc#gid=0"><text:span text:style-name="T102_7">docs</text:span></text:a></text:span><text:span text:style-name="T102_8"><text:a xlink:type="simple" xlink:href="https://docs.google.com/spreadsheet/ccc?key=0AuZwoJQ1nVebdG50dUhORkFMNmQwM2p3eFhQdmtMdXc#gid=0"><text:span text:style-name="T102_9">.</text:span></text:a></text:span><text:span text:style-name="T102_10"><text:a xlink:type="simple" xlink:href="https://docs.google.com/spreadsheet/ccc?key=0AuZwoJQ1nVebdG50dUhORkFMNmQwM2p3eFhQdmtMdXc#gid=0"><text:span text:style-name="T102_11">google</text:span></text:a></text:span><text:span text:style-name="T102_12"><text:a xlink:type="simple" xlink:href="https://docs.google.com/spreadsheet/ccc?key=0AuZwoJQ1nVebdG50dUhORkFMNmQwM2p3eFhQdmtMdXc#gid=0"><text:span text:style-name="T102_13">.</text:span></text:a></text:span><text:span text:style-name="T102_14"><text:a xlink:type="simple" xlink:href="https://docs.google.com/spreadsheet/ccc?key=0AuZwoJQ1nVebdG50dUhORkFMNmQwM2p3eFhQdmtMdXc#gid=0"><text:span text:style-name="T102_15">com</text:span></text:a></text:span><text:span text:style-name="T102_16"><text:a xlink:type="simple" xlink:href="https://docs.google.com/spreadsheet/ccc?key=0AuZwoJQ1nVebdG50dUhORkFMNmQwM2p3eFhQdmtMdXc#gid=0"><text:span text:style-name="T102_17">/</text:span></text:a></text:span><text:span text:style-name="T102_18"><text:a xlink:type="simple" xlink:href="https://docs.google.com/spreadsheet/ccc?key=0AuZwoJQ1nVebdG50dUhORkFMNmQwM2p3eFhQdmtMdXc#gid=0"><text:span text:style-name="T102_19">spreadsheet</text:span></text:a></text:span><text:span text:style-name="T102_20"><text:a xlink:type="simple" xlink:href="https://docs.google.com/spreadsheet/ccc?key=0AuZwoJQ1nVebdG50dUhORkFMNmQwM2p3eFhQdmtMdXc#gid=0"><text:span text:style-name="T102_21">/</text:span></text:a></text:span><text:span text:style-name="T102_22"><text:a xlink:type="simple" xlink:href="https://docs.google.com/spreadsheet/ccc?key=0AuZwoJQ1nVebdG50dUhORkFMNmQwM2p3eFhQdmtMdXc#gid=0"><text:span text:style-name="T102_23">ccc</text:span></text:a></text:span><text:span text:style-name="T102_24"><text:a xlink:type="simple" xlink:href="https://docs.google.com/spreadsheet/ccc?key=0AuZwoJQ1nVebdG50dUhORkFMNmQwM2p3eFhQdmtMdXc#gid=0"><text:span text:style-name="T102_25">?</text:span></text:a></text:span><text:span text:style-name="T102_26"><text:a xlink:type="simple" xlink:href="https://docs.google.com/spreadsheet/ccc?key=0AuZwoJQ1nVebdG50dUhORkFMNmQwM2p3eFhQdmtMdXc#gid=0"><text:span text:style-name="T102_27">key</text:span></text:a></text:span><text:span text:style-name="T102_28"><text:a xlink:type="simple" xlink:href="https://docs.google.com/spreadsheet/ccc?key=0AuZwoJQ1nVebdG50dUhORkFMNmQwM2p3eFhQdmtMdXc#gid=0"><text:span text:style-name="T102_29">=0</text:span></text:a></text:span><text:span text:style-name="T102_30"><text:a xlink:type="simple" xlink:href="https://docs.google.com/spreadsheet/ccc?key=0AuZwoJQ1nVebdG50dUhORkFMNmQwM2p3eFhQdmtMdXc#gid=0"><text:span text:style-name="T102_31">AuZwoJQ</text:span></text:a></text:span><text:span text:style-name="T102_32"><text:a xlink:type="simple" xlink:href="https://docs.google.com/spreadsheet/ccc?key=0AuZwoJQ1nVebdG50dUhORkFMNmQwM2p3eFhQdmtMdXc#gid=0"><text:span text:style-name="T102_33">1</text:span></text:a></text:span><text:span text:style-name="T102_34"><text:a xlink:type="simple" xlink:href="https://docs.google.com/spreadsheet/ccc?key=0AuZwoJQ1nVebdG50dUhORkFMNmQwM2p3eFhQdmtMdXc#gid=0"><text:span text:style-name="T102_35">nVebdG</text:span></text:a></text:span><text:span text:style-name="T102_36"><text:a xlink:type="simple" xlink:href="https://docs.google.com/spreadsheet/ccc?key=0AuZwoJQ1nVebdG50dUhORkFMNmQwM2p3eFhQdmtMdXc#gid=0"><text:span text:style-name="T102_37">50</text:span></text:a></text:span><text:span text:style-name="T102_38"><text:a xlink:type="simple" xlink:href="https://docs.google.com/spreadsheet/ccc?key=0AuZwoJQ1nVebdG50dUhORkFMNmQwM2p3eFhQdmtMdXc#gid=0"><text:span text:style-name="T102_39">dUhORkFMNmQwM</text:span></text:a></text:span><text:span text:style-name="T102_40"><text:a xlink:type="simple" xlink:href="https://docs.google.com/spreadsheet/ccc?key=0AuZwoJQ1nVebdG50dUhORkFMNmQwM2p3eFhQdmtMdXc#gid=0"><text:span text:style-name="T102_41">2</text:span></text:a></text:span><text:span text:style-name="T102_42"><text:a xlink:type="simple" xlink:href="https://docs.google.com/spreadsheet/ccc?key=0AuZwoJQ1nVebdG50dUhORkFMNmQwM2p3eFhQdmtMdXc#gid=0"><text:span text:style-name="T102_43">p</text:span></text:a></text:span><text:span text:style-name="T102_44"><text:a xlink:type="simple" xlink:href="https://docs.google.com/spreadsheet/ccc?key=0AuZwoJQ1nVebdG50dUhORkFMNmQwM2p3eFhQdmtMdXc#gid=0"><text:span text:style-name="T102_45">3</text:span></text:a></text:span><text:span text:style-name="T102_46"><text:a xlink:type="simple" xlink:href="https://docs.google.com/spreadsheet/ccc?key=0AuZwoJQ1nVebdG50dUhORkFMNmQwM2p3eFhQdmtMdXc#gid=0"><text:span text:style-name="T102_47">eFhQdmtMdXc</text:span></text:a></text:span><text:span text:style-name="T102_48"><text:a xlink:type="simple" xlink:href="https://docs.google.com/spreadsheet/ccc?key=0AuZwoJQ1nVebdG50dUhORkFMNmQwM2p3eFhQdmtMdXc#gid=0"><text:span text:style-name="T102_49">#</text:span></text:a></text:span><text:span text:style-name="T102_50"><text:a xlink:type="simple" xlink:href="https://docs.google.com/spreadsheet/ccc?key=0AuZwoJQ1nVebdG50dUhORkFMNmQwM2p3eFhQdmtMdXc#gid=0"><text:span text:style-name="T102_51">gid</text:span></text:a></text:span><text:span text:style-name="T102_52"><text:a xlink:type="simple" xlink:href="https://docs.google.com/spreadsheet/ccc?key=0AuZwoJQ1nVebdG50dUhORkFMNmQwM2p3eFhQdmtMdXc#gid=0"><text:span text:style-name="T102_53">=0</text:span></text:a></text:span></text:p>
            <text:p text:style-name="P103"><text:span text:style-name="T103_1">-&gt;</text:span><text:span text:style-name="T103_2"><text:a xlink:type="simple" xlink:href="https://docs.google.com/spreadsheet/ccc?key=0Am2GZjujCenldDZKYlAtdWNTeFc1cmNic0Z1ZklIc0E#gid=0"><text:span text:style-name="T103_3">https</text:span></text:a></text:span><text:span text:style-name="T103_4"><text:a xlink:type="simple" xlink:href="https://docs.google.com/spreadsheet/ccc?key=0Am2GZjujCenldDZKYlAtdWNTeFc1cmNic0Z1ZklIc0E#gid=0"><text:span text:style-name="T103_5">://</text:span></text:a></text:span><text:span text:style-name="T103_6"><text:a xlink:type="simple" xlink:href="https://docs.google.com/spreadsheet/ccc?key=0Am2GZjujCenldDZKYlAtdWNTeFc1cmNic0Z1ZklIc0E#gid=0"><text:span text:style-name="T103_7">docs</text:span></text:a></text:span><text:span text:style-name="T103_8"><text:a xlink:type="simple" xlink:href="https://docs.google.com/spreadsheet/ccc?key=0Am2GZjujCenldDZKYlAtdWNTeFc1cmNic0Z1ZklIc0E#gid=0"><text:span text:style-name="T103_9">.</text:span></text:a></text:span><text:span text:style-name="T103_10"><text:a xlink:type="simple" xlink:href="https://docs.google.com/spreadsheet/ccc?key=0Am2GZjujCenldDZKYlAtdWNTeFc1cmNic0Z1ZklIc0E#gid=0"><text:span text:style-name="T103_11">google</text:span></text:a></text:span><text:span text:style-name="T103_12"><text:a xlink:type="simple" xlink:href="https://docs.google.com/spreadsheet/ccc?key=0Am2GZjujCenldDZKYlAtdWNTeFc1cmNic0Z1ZklIc0E#gid=0"><text:span text:style-name="T103_13">.</text:span></text:a></text:span><text:span text:style-name="T103_14"><text:a xlink:type="simple" xlink:href="https://docs.google.com/spreadsheet/ccc?key=0Am2GZjujCenldDZKYlAtdWNTeFc1cmNic0Z1ZklIc0E#gid=0"><text:span text:style-name="T103_15">com</text:span></text:a></text:span><text:span text:style-name="T103_16"><text:a xlink:type="simple" xlink:href="https://docs.google.com/spreadsheet/ccc?key=0Am2GZjujCenldDZKYlAtdWNTeFc1cmNic0Z1ZklIc0E#gid=0"><text:span text:style-name="T103_17">/</text:span></text:a></text:span><text:span text:style-name="T103_18"><text:a xlink:type="simple" xlink:href="https://docs.google.com/spreadsheet/ccc?key=0Am2GZjujCenldDZKYlAtdWNTeFc1cmNic0Z1ZklIc0E#gid=0"><text:span text:style-name="T103_19">spreadsheet</text:span></text:a></text:span><text:span text:style-name="T103_20"><text:a xlink:type="simple" xlink:href="https://docs.google.com/spreadsheet/ccc?key=0Am2GZjujCenldDZKYlAtdWNTeFc1cmNic0Z1ZklIc0E#gid=0"><text:span text:style-name="T103_21">/</text:span></text:a></text:span><text:span text:style-name="T103_22"><text:a xlink:type="simple" xlink:href="https://docs.google.com/spreadsheet/ccc?key=0Am2GZjujCenldDZKYlAtdWNTeFc1cmNic0Z1ZklIc0E#gid=0"><text:span text:style-name="T103_23">ccc</text:span></text:a></text:span><text:span text:style-name="T103_24"><text:a xlink:type="simple" xlink:href="https://docs.google.com/spreadsheet/ccc?key=0Am2GZjujCenldDZKYlAtdWNTeFc1cmNic0Z1ZklIc0E#gid=0"><text:span text:style-name="T103_25">?</text:span></text:a></text:span><text:span text:style-name="T103_26"><text:a xlink:type="simple" xlink:href="https://docs.google.com/spreadsheet/ccc?key=0Am2GZjujCenldDZKYlAtdWNTeFc1cmNic0Z1ZklIc0E#gid=0"><text:span text:style-name="T103_27">key</text:span></text:a></text:span><text:span text:style-name="T103_28"><text:a xlink:type="simple" xlink:href="https://docs.google.com/spreadsheet/ccc?key=0Am2GZjujCenldDZKYlAtdWNTeFc1cmNic0Z1ZklIc0E#gid=0"><text:span text:style-name="T103_29">=0</text:span></text:a></text:span><text:span text:style-name="T103_30"><text:a xlink:type="simple" xlink:href="https://docs.google.com/spreadsheet/ccc?key=0Am2GZjujCenldDZKYlAtdWNTeFc1cmNic0Z1ZklIc0E#gid=0"><text:span text:style-name="T103_31">Am</text:span></text:a></text:span><text:span text:style-name="T103_32"><text:a xlink:type="simple" xlink:href="https://docs.google.com/spreadsheet/ccc?key=0Am2GZjujCenldDZKYlAtdWNTeFc1cmNic0Z1ZklIc0E#gid=0"><text:span text:style-name="T103_33">2</text:span></text:a></text:span><text:span text:style-name="T103_34"><text:a xlink:type="simple" xlink:href="https://docs.google.com/spreadsheet/ccc?key=0Am2GZjujCenldDZKYlAtdWNTeFc1cmNic0Z1ZklIc0E#gid=0"><text:span text:style-name="T103_35">GZjujCenldDZKYlAtdWNTeFc</text:span></text:a></text:span><text:span text:style-name="T103_36"><text:a xlink:type="simple" xlink:href="https://docs.google.com/spreadsheet/ccc?key=0Am2GZjujCenldDZKYlAtdWNTeFc1cmNic0Z1ZklIc0E#gid=0"><text:span text:style-name="T103_37">1</text:span></text:a></text:span><text:span text:style-name="T103_38"><text:a xlink:type="simple" xlink:href="https://docs.google.com/spreadsheet/ccc?key=0Am2GZjujCenldDZKYlAtdWNTeFc1cmNic0Z1ZklIc0E#gid=0"><text:span text:style-name="T103_39">cmNic</text:span></text:a></text:span><text:span text:style-name="T103_40"><text:a xlink:type="simple" xlink:href="https://docs.google.com/spreadsheet/ccc?key=0Am2GZjujCenldDZKYlAtdWNTeFc1cmNic0Z1ZklIc0E#gid=0"><text:span text:style-name="T103_41">0</text:span></text:a></text:span><text:span text:style-name="T103_42"><text:a xlink:type="simple" xlink:href="https://docs.google.com/spreadsheet/ccc?key=0Am2GZjujCenldDZKYlAtdWNTeFc1cmNic0Z1ZklIc0E#gid=0"><text:span text:style-name="T103_43">Z</text:span></text:a></text:span><text:span text:style-name="T103_44"><text:a xlink:type="simple" xlink:href="https://docs.google.com/spreadsheet/ccc?key=0Am2GZjujCenldDZKYlAtdWNTeFc1cmNic0Z1ZklIc0E#gid=0"><text:span text:style-name="T103_45">1</text:span></text:a></text:span><text:span text:style-name="T103_46"><text:a xlink:type="simple" xlink:href="https://docs.google.com/spreadsheet/ccc?key=0Am2GZjujCenldDZKYlAtdWNTeFc1cmNic0Z1ZklIc0E#gid=0"><text:span text:style-name="T103_47">ZklIc</text:span></text:a></text:span><text:span text:style-name="T103_48"><text:a xlink:type="simple" xlink:href="https://docs.google.com/spreadsheet/ccc?key=0Am2GZjujCenldDZKYlAtdWNTeFc1cmNic0Z1ZklIc0E#gid=0"><text:span text:style-name="T103_49">0</text:span></text:a></text:span><text:span text:style-name="T103_50"><text:a xlink:type="simple" xlink:href="https://docs.google.com/spreadsheet/ccc?key=0Am2GZjujCenldDZKYlAtdWNTeFc1cmNic0Z1ZklIc0E#gid=0"><text:span text:style-name="T103_51">E</text:span></text:a></text:span><text:span text:style-name="T103_52"><text:a xlink:type="simple" xlink:href="https://docs.google.com/spreadsheet/ccc?key=0Am2GZjujCenldDZKYlAtdWNTeFc1cmNic0Z1ZklIc0E#gid=0"><text:span text:style-name="T103_53">#</text:span></text:a></text:span><text:span text:style-name="T103_54"><text:a xlink:type="simple" xlink:href="https://docs.google.com/spreadsheet/ccc?key=0Am2GZjujCenldDZKYlAtdWNTeFc1cmNic0Z1ZklIc0E#gid=0"><text:span text:style-name="T103_55">gid</text:span></text:a></text:span><text:span text:style-name="T103_56"><text:a xlink:type="simple" xlink:href="https://docs.google.com/spreadsheet/ccc?key=0Am2GZjujCenldDZKYlAtdWNTeFc1cmNic0Z1ZklIc0E#gid=0"><text:span text:style-name="T103_57">=0</text:span></text:a></text:span></text:p>
            <text:p text:style-name="P104"><text:span text:style-name="T104_1">-&gt;</text:span><text:span text:style-name="T104_2"><text:a xlink:type="simple" xlink:href="https://docs.google.com/spreadsheet/ccc?key=0Am2GZjujCenldHg5OHNjbU44VTNKTjRJZ1NOcHF5YkE#gid=0"><text:span text:style-name="T104_3">https</text:span></text:a></text:span><text:span text:style-name="T104_4"><text:a xlink:type="simple" xlink:href="https://docs.google.com/spreadsheet/ccc?key=0Am2GZjujCenldHg5OHNjbU44VTNKTjRJZ1NOcHF5YkE#gid=0"><text:span text:style-name="T104_5">://</text:span></text:a></text:span><text:span text:style-name="T104_6"><text:a xlink:type="simple" xlink:href="https://docs.google.com/spreadsheet/ccc?key=0Am2GZjujCenldHg5OHNjbU44VTNKTjRJZ1NOcHF5YkE#gid=0"><text:span text:style-name="T104_7">docs</text:span></text:a></text:span><text:span text:style-name="T104_8"><text:a xlink:type="simple" xlink:href="https://docs.google.com/spreadsheet/ccc?key=0Am2GZjujCenldHg5OHNjbU44VTNKTjRJZ1NOcHF5YkE#gid=0"><text:span text:style-name="T104_9">.</text:span></text:a></text:span><text:span text:style-name="T104_10"><text:a xlink:type="simple" xlink:href="https://docs.google.com/spreadsheet/ccc?key=0Am2GZjujCenldHg5OHNjbU44VTNKTjRJZ1NOcHF5YkE#gid=0"><text:span text:style-name="T104_11">google</text:span></text:a></text:span><text:span text:style-name="T104_12"><text:a xlink:type="simple" xlink:href="https://docs.google.com/spreadsheet/ccc?key=0Am2GZjujCenldHg5OHNjbU44VTNKTjRJZ1NOcHF5YkE#gid=0"><text:span text:style-name="T104_13">.</text:span></text:a></text:span><text:span text:style-name="T104_14"><text:a xlink:type="simple" xlink:href="https://docs.google.com/spreadsheet/ccc?key=0Am2GZjujCenldHg5OHNjbU44VTNKTjRJZ1NOcHF5YkE#gid=0"><text:span text:style-name="T104_15">com</text:span></text:a></text:span><text:span text:style-name="T104_16"><text:a xlink:type="simple" xlink:href="https://docs.google.com/spreadsheet/ccc?key=0Am2GZjujCenldHg5OHNjbU44VTNKTjRJZ1NOcHF5YkE#gid=0"><text:span text:style-name="T104_17">/</text:span></text:a></text:span><text:span text:style-name="T104_18"><text:a xlink:type="simple" xlink:href="https://docs.google.com/spreadsheet/ccc?key=0Am2GZjujCenldHg5OHNjbU44VTNKTjRJZ1NOcHF5YkE#gid=0"><text:span text:style-name="T104_19">spreadsheet</text:span></text:a></text:span><text:span text:style-name="T104_20"><text:a xlink:type="simple" xlink:href="https://docs.google.com/spreadsheet/ccc?key=0Am2GZjujCenldHg5OHNjbU44VTNKTjRJZ1NOcHF5YkE#gid=0"><text:span text:style-name="T104_21">/</text:span></text:a></text:span><text:span text:style-name="T104_22"><text:a xlink:type="simple" xlink:href="https://docs.google.com/spreadsheet/ccc?key=0Am2GZjujCenldHg5OHNjbU44VTNKTjRJZ1NOcHF5YkE#gid=0"><text:span text:style-name="T104_23">ccc</text:span></text:a></text:span><text:span text:style-name="T104_24"><text:a xlink:type="simple" xlink:href="https://docs.google.com/spreadsheet/ccc?key=0Am2GZjujCenldHg5OHNjbU44VTNKTjRJZ1NOcHF5YkE#gid=0"><text:span text:style-name="T104_25">?</text:span></text:a></text:span><text:span text:style-name="T104_26"><text:a xlink:type="simple" xlink:href="https://docs.google.com/spreadsheet/ccc?key=0Am2GZjujCenldHg5OHNjbU44VTNKTjRJZ1NOcHF5YkE#gid=0"><text:span text:style-name="T104_27">key</text:span></text:a></text:span><text:span text:style-name="T104_28"><text:a xlink:type="simple" xlink:href="https://docs.google.com/spreadsheet/ccc?key=0Am2GZjujCenldHg5OHNjbU44VTNKTjRJZ1NOcHF5YkE#gid=0"><text:span text:style-name="T104_29">=0</text:span></text:a></text:span><text:span text:style-name="T104_30"><text:a xlink:type="simple" xlink:href="https://docs.google.com/spreadsheet/ccc?key=0Am2GZjujCenldHg5OHNjbU44VTNKTjRJZ1NOcHF5YkE#gid=0"><text:span text:style-name="T104_31">Am</text:span></text:a></text:span><text:span text:style-name="T104_32"><text:a xlink:type="simple" xlink:href="https://docs.google.com/spreadsheet/ccc?key=0Am2GZjujCenldHg5OHNjbU44VTNKTjRJZ1NOcHF5YkE#gid=0"><text:span text:style-name="T104_33">2</text:span></text:a></text:span><text:span text:style-name="T104_34"><text:a xlink:type="simple" xlink:href="https://docs.google.com/spreadsheet/ccc?key=0Am2GZjujCenldHg5OHNjbU44VTNKTjRJZ1NOcHF5YkE#gid=0"><text:span text:style-name="T104_35">GZjujCenldHg</text:span></text:a></text:span><text:span text:style-name="T104_36"><text:a xlink:type="simple" xlink:href="https://docs.google.com/spreadsheet/ccc?key=0Am2GZjujCenldHg5OHNjbU44VTNKTjRJZ1NOcHF5YkE#gid=0"><text:span text:style-name="T104_37">5</text:span></text:a></text:span><text:span text:style-name="T104_38"><text:a xlink:type="simple" xlink:href="https://docs.google.com/spreadsheet/ccc?key=0Am2GZjujCenldHg5OHNjbU44VTNKTjRJZ1NOcHF5YkE#gid=0"><text:span text:style-name="T104_39">OHNjbU</text:span></text:a></text:span><text:span text:style-name="T104_40"><text:a xlink:type="simple" xlink:href="https://docs.google.com/spreadsheet/ccc?key=0Am2GZjujCenldHg5OHNjbU44VTNKTjRJZ1NOcHF5YkE#gid=0"><text:span text:style-name="T104_41">44</text:span></text:a></text:span><text:span text:style-name="T104_42"><text:a xlink:type="simple" xlink:href="https://docs.google.com/spreadsheet/ccc?key=0Am2GZjujCenldHg5OHNjbU44VTNKTjRJZ1NOcHF5YkE#gid=0"><text:span text:style-name="T104_43">VTNKTjRJZ</text:span></text:a></text:span><text:span text:style-name="T104_44"><text:a xlink:type="simple" xlink:href="https://docs.google.com/spreadsheet/ccc?key=0Am2GZjujCenldHg5OHNjbU44VTNKTjRJZ1NOcHF5YkE#gid=0"><text:span text:style-name="T104_45">1</text:span></text:a></text:span><text:span text:style-name="T104_46"><text:a xlink:type="simple" xlink:href="https://docs.google.com/spreadsheet/ccc?key=0Am2GZjujCenldHg5OHNjbU44VTNKTjRJZ1NOcHF5YkE#gid=0"><text:span text:style-name="T104_47">NOcHF</text:span></text:a></text:span><text:span text:style-name="T104_48"><text:a xlink:type="simple" xlink:href="https://docs.google.com/spreadsheet/ccc?key=0Am2GZjujCenldHg5OHNjbU44VTNKTjRJZ1NOcHF5YkE#gid=0"><text:span text:style-name="T104_49">5</text:span></text:a></text:span><text:span text:style-name="T104_50"><text:a xlink:type="simple" xlink:href="https://docs.google.com/spreadsheet/ccc?key=0Am2GZjujCenldHg5OHNjbU44VTNKTjRJZ1NOcHF5YkE#gid=0"><text:span text:style-name="T104_51">YkE</text:span></text:a></text:span><text:span text:style-name="T104_52"><text:a xlink:type="simple" xlink:href="https://docs.google.com/spreadsheet/ccc?key=0Am2GZjujCenldHg5OHNjbU44VTNKTjRJZ1NOcHF5YkE#gid=0"><text:span text:style-name="T104_53">#</text:span></text:a></text:span><text:span text:style-name="T104_54"><text:a xlink:type="simple" xlink:href="https://docs.google.com/spreadsheet/ccc?key=0Am2GZjujCenldHg5OHNjbU44VTNKTjRJZ1NOcHF5YkE#gid=0"><text:span text:style-name="T104_55">gid</text:span></text:a></text:span><text:span text:style-name="T104_56"><text:a xlink:type="simple" xlink:href="https://docs.google.com/spreadsheet/ccc?key=0Am2GZjujCenldHg5OHNjbU44VTNKTjRJZ1NOcHF5YkE#gid=0"><text:span text:style-name="T104_57">=0</text:span></text:a></text:span></text:p>
            <text:p text:style-name="P105"><text:span text:style-name="T105_1">-&gt;</text:span><text:span text:style-name="T105_2"><text:a xlink:type="simple" xlink:href="https://docs.google.com/spreadsheet/ccc?key=0Am2GZjujCenldFVjb0Q5VFh1RFRJSkNLMUJhLVFPZXc#gid=0"><text:span text:style-name="T105_3">https</text:span></text:a></text:span><text:span text:style-name="T105_4"><text:a xlink:type="simple" xlink:href="https://docs.google.com/spreadsheet/ccc?key=0Am2GZjujCenldFVjb0Q5VFh1RFRJSkNLMUJhLVFPZXc#gid=0"><text:span text:style-name="T105_5">://</text:span></text:a></text:span><text:span text:style-name="T105_6"><text:a xlink:type="simple" xlink:href="https://docs.google.com/spreadsheet/ccc?key=0Am2GZjujCenldFVjb0Q5VFh1RFRJSkNLMUJhLVFPZXc#gid=0"><text:span text:style-name="T105_7">docs</text:span></text:a></text:span><text:span text:style-name="T105_8"><text:a xlink:type="simple" xlink:href="https://docs.google.com/spreadsheet/ccc?key=0Am2GZjujCenldFVjb0Q5VFh1RFRJSkNLMUJhLVFPZXc#gid=0"><text:span text:style-name="T105_9">.</text:span></text:a></text:span><text:span text:style-name="T105_10"><text:a xlink:type="simple" xlink:href="https://docs.google.com/spreadsheet/ccc?key=0Am2GZjujCenldFVjb0Q5VFh1RFRJSkNLMUJhLVFPZXc#gid=0"><text:span text:style-name="T105_11">google</text:span></text:a></text:span><text:span text:style-name="T105_12"><text:a xlink:type="simple" xlink:href="https://docs.google.com/spreadsheet/ccc?key=0Am2GZjujCenldFVjb0Q5VFh1RFRJSkNLMUJhLVFPZXc#gid=0"><text:span text:style-name="T105_13">.</text:span></text:a></text:span><text:span text:style-name="T105_14"><text:a xlink:type="simple" xlink:href="https://docs.google.com/spreadsheet/ccc?key=0Am2GZjujCenldFVjb0Q5VFh1RFRJSkNLMUJhLVFPZXc#gid=0"><text:span text:style-name="T105_15">com</text:span></text:a></text:span><text:span text:style-name="T105_16"><text:a xlink:type="simple" xlink:href="https://docs.google.com/spreadsheet/ccc?key=0Am2GZjujCenldFVjb0Q5VFh1RFRJSkNLMUJhLVFPZXc#gid=0"><text:span text:style-name="T105_17">/</text:span></text:a></text:span><text:span text:style-name="T105_18"><text:a xlink:type="simple" xlink:href="https://docs.google.com/spreadsheet/ccc?key=0Am2GZjujCenldFVjb0Q5VFh1RFRJSkNLMUJhLVFPZXc#gid=0"><text:span text:style-name="T105_19">spreadsheet</text:span></text:a></text:span><text:span text:style-name="T105_20"><text:a xlink:type="simple" xlink:href="https://docs.google.com/spreadsheet/ccc?key=0Am2GZjujCenldFVjb0Q5VFh1RFRJSkNLMUJhLVFPZXc#gid=0"><text:span text:style-name="T105_21">/</text:span></text:a></text:span><text:span text:style-name="T105_22"><text:a xlink:type="simple" xlink:href="https://docs.google.com/spreadsheet/ccc?key=0Am2GZjujCenldFVjb0Q5VFh1RFRJSkNLMUJhLVFPZXc#gid=0"><text:span text:style-name="T105_23">ccc</text:span></text:a></text:span><text:span text:style-name="T105_24"><text:a xlink:type="simple" xlink:href="https://docs.google.com/spreadsheet/ccc?key=0Am2GZjujCenldFVjb0Q5VFh1RFRJSkNLMUJhLVFPZXc#gid=0"><text:span text:style-name="T105_25">?</text:span></text:a></text:span><text:span text:style-name="T105_26"><text:a xlink:type="simple" xlink:href="https://docs.google.com/spreadsheet/ccc?key=0Am2GZjujCenldFVjb0Q5VFh1RFRJSkNLMUJhLVFPZXc#gid=0"><text:span text:style-name="T105_27">key</text:span></text:a></text:span><text:span text:style-name="T105_28"><text:a xlink:type="simple" xlink:href="https://docs.google.com/spreadsheet/ccc?key=0Am2GZjujCenldFVjb0Q5VFh1RFRJSkNLMUJhLVFPZXc#gid=0"><text:span text:style-name="T105_29">=0</text:span></text:a></text:span><text:span text:style-name="T105_30"><text:a xlink:type="simple" xlink:href="https://docs.google.com/spreadsheet/ccc?key=0Am2GZjujCenldFVjb0Q5VFh1RFRJSkNLMUJhLVFPZXc#gid=0"><text:span text:style-name="T105_31">Am</text:span></text:a></text:span><text:span text:style-name="T105_32"><text:a xlink:type="simple" xlink:href="https://docs.google.com/spreadsheet/ccc?key=0Am2GZjujCenldFVjb0Q5VFh1RFRJSkNLMUJhLVFPZXc#gid=0"><text:span text:style-name="T105_33">2</text:span></text:a></text:span><text:span text:style-name="T105_34"><text:a xlink:type="simple" xlink:href="https://docs.google.com/spreadsheet/ccc?key=0Am2GZjujCenldFVjb0Q5VFh1RFRJSkNLMUJhLVFPZXc#gid=0"><text:span text:style-name="T105_35">GZjujCenldFVjb</text:span></text:a></text:span><text:span text:style-name="T105_36"><text:a xlink:type="simple" xlink:href="https://docs.google.com/spreadsheet/ccc?key=0Am2GZjujCenldFVjb0Q5VFh1RFRJSkNLMUJhLVFPZXc#gid=0"><text:span text:style-name="T105_37">0</text:span></text:a></text:span><text:span text:style-name="T105_38"><text:a xlink:type="simple" xlink:href="https://docs.google.com/spreadsheet/ccc?key=0Am2GZjujCenldFVjb0Q5VFh1RFRJSkNLMUJhLVFPZXc#gid=0"><text:span text:style-name="T105_39">Q</text:span></text:a></text:span><text:span text:style-name="T105_40"><text:a xlink:type="simple" xlink:href="https://docs.google.com/spreadsheet/ccc?key=0Am2GZjujCenldFVjb0Q5VFh1RFRJSkNLMUJhLVFPZXc#gid=0"><text:span text:style-name="T105_41">5</text:span></text:a></text:span><text:span text:style-name="T105_42"><text:a xlink:type="simple" xlink:href="https://docs.google.com/spreadsheet/ccc?key=0Am2GZjujCenldFVjb0Q5VFh1RFRJSkNLMUJhLVFPZXc#gid=0"><text:span text:style-name="T105_43">VFh</text:span></text:a></text:span><text:span text:style-name="T105_44"><text:a xlink:type="simple" xlink:href="https://docs.google.com/spreadsheet/ccc?key=0Am2GZjujCenldFVjb0Q5VFh1RFRJSkNLMUJhLVFPZXc#gid=0"><text:span text:style-name="T105_45">1</text:span></text:a></text:span><text:span text:style-name="T105_46"><text:a xlink:type="simple" xlink:href="https://docs.google.com/spreadsheet/ccc?key=0Am2GZjujCenldFVjb0Q5VFh1RFRJSkNLMUJhLVFPZXc#gid=0"><text:span text:style-name="T105_47">RFRJSkNLMUJhLVFPZXc</text:span></text:a></text:span><text:span text:style-name="T105_48"><text:a xlink:type="simple" xlink:href="https://docs.google.com/spreadsheet/ccc?key=0Am2GZjujCenldFVjb0Q5VFh1RFRJSkNLMUJhLVFPZXc#gid=0"><text:span text:style-name="T105_49">#</text:span></text:a></text:span><text:span text:style-name="T105_50"><text:a xlink:type="simple" xlink:href="https://docs.google.com/spreadsheet/ccc?key=0Am2GZjujCenldFVjb0Q5VFh1RFRJSkNLMUJhLVFPZXc#gid=0"><text:span text:style-name="T105_51">gid</text:span></text:a></text:span><text:span text:style-name="T105_52"><text:a xlink:type="simple" xlink:href="https://docs.google.com/spreadsheet/ccc?key=0Am2GZjujCenldFVjb0Q5VFh1RFRJSkNLMUJhLVFPZXc#gid=0"><text:span text:style-name="T105_53">=0</text:span></text:a></text:span></text:p>
            <text:p text:style-name="P106"><text:span text:style-name="T106_1">-&gt;</text:span><text:span text:style-name="T106_2"><text:a xlink:type="simple" xlink:href="https://docs.google.com/spreadsheet/ccc?key=0Am2GZjujCenldEZHYkQ0RkhQSlNKS1dVekstUWk1RlE#gid=0"><text:span text:style-name="T106_3">https</text:span></text:a></text:span><text:span text:style-name="T106_4"><text:a xlink:type="simple" xlink:href="https://docs.google.com/spreadsheet/ccc?key=0Am2GZjujCenldEZHYkQ0RkhQSlNKS1dVekstUWk1RlE#gid=0"><text:span text:style-name="T106_5">://</text:span></text:a></text:span><text:span text:style-name="T106_6"><text:a xlink:type="simple" xlink:href="https://docs.google.com/spreadsheet/ccc?key=0Am2GZjujCenldEZHYkQ0RkhQSlNKS1dVekstUWk1RlE#gid=0"><text:span text:style-name="T106_7">docs</text:span></text:a></text:span><text:span text:style-name="T106_8"><text:a xlink:type="simple" xlink:href="https://docs.google.com/spreadsheet/ccc?key=0Am2GZjujCenldEZHYkQ0RkhQSlNKS1dVekstUWk1RlE#gid=0"><text:span text:style-name="T106_9">.</text:span></text:a></text:span><text:span text:style-name="T106_10"><text:a xlink:type="simple" xlink:href="https://docs.google.com/spreadsheet/ccc?key=0Am2GZjujCenldEZHYkQ0RkhQSlNKS1dVekstUWk1RlE#gid=0"><text:span text:style-name="T106_11">google</text:span></text:a></text:span><text:span text:style-name="T106_12"><text:a xlink:type="simple" xlink:href="https://docs.google.com/spreadsheet/ccc?key=0Am2GZjujCenldEZHYkQ0RkhQSlNKS1dVekstUWk1RlE#gid=0"><text:span text:style-name="T106_13">.</text:span></text:a></text:span><text:span text:style-name="T106_14"><text:a xlink:type="simple" xlink:href="https://docs.google.com/spreadsheet/ccc?key=0Am2GZjujCenldEZHYkQ0RkhQSlNKS1dVekstUWk1RlE#gid=0"><text:span text:style-name="T106_15">com</text:span></text:a></text:span><text:span text:style-name="T106_16"><text:a xlink:type="simple" xlink:href="https://docs.google.com/spreadsheet/ccc?key=0Am2GZjujCenldEZHYkQ0RkhQSlNKS1dVekstUWk1RlE#gid=0"><text:span text:style-name="T106_17">/</text:span></text:a></text:span><text:span text:style-name="T106_18"><text:a xlink:type="simple" xlink:href="https://docs.google.com/spreadsheet/ccc?key=0Am2GZjujCenldEZHYkQ0RkhQSlNKS1dVekstUWk1RlE#gid=0"><text:span text:style-name="T106_19">spreadsheet</text:span></text:a></text:span><text:span text:style-name="T106_20"><text:a xlink:type="simple" xlink:href="https://docs.google.com/spreadsheet/ccc?key=0Am2GZjujCenldEZHYkQ0RkhQSlNKS1dVekstUWk1RlE#gid=0"><text:span text:style-name="T106_21">/</text:span></text:a></text:span><text:span text:style-name="T106_22"><text:a xlink:type="simple" xlink:href="https://docs.google.com/spreadsheet/ccc?key=0Am2GZjujCenldEZHYkQ0RkhQSlNKS1dVekstUWk1RlE#gid=0"><text:span text:style-name="T106_23">ccc</text:span></text:a></text:span><text:span text:style-name="T106_24"><text:a xlink:type="simple" xlink:href="https://docs.google.com/spreadsheet/ccc?key=0Am2GZjujCenldEZHYkQ0RkhQSlNKS1dVekstUWk1RlE#gid=0"><text:span text:style-name="T106_25">?</text:span></text:a></text:span><text:span text:style-name="T106_26"><text:a xlink:type="simple" xlink:href="https://docs.google.com/spreadsheet/ccc?key=0Am2GZjujCenldEZHYkQ0RkhQSlNKS1dVekstUWk1RlE#gid=0"><text:span text:style-name="T106_27">key</text:span></text:a></text:span><text:span text:style-name="T106_28"><text:a xlink:type="simple" xlink:href="https://docs.google.com/spreadsheet/ccc?key=0Am2GZjujCenldEZHYkQ0RkhQSlNKS1dVekstUWk1RlE#gid=0"><text:span text:style-name="T106_29">=0</text:span></text:a></text:span><text:span text:style-name="T106_30"><text:a xlink:type="simple" xlink:href="https://docs.google.com/spreadsheet/ccc?key=0Am2GZjujCenldEZHYkQ0RkhQSlNKS1dVekstUWk1RlE#gid=0"><text:span text:style-name="T106_31">Am</text:span></text:a></text:span><text:span text:style-name="T106_32"><text:a xlink:type="simple" xlink:href="https://docs.google.com/spreadsheet/ccc?key=0Am2GZjujCenldEZHYkQ0RkhQSlNKS1dVekstUWk1RlE#gid=0"><text:span text:style-name="T106_33">2</text:span></text:a></text:span><text:span text:style-name="T106_34"><text:a xlink:type="simple" xlink:href="https://docs.google.com/spreadsheet/ccc?key=0Am2GZjujCenldEZHYkQ0RkhQSlNKS1dVekstUWk1RlE#gid=0"><text:span text:style-name="T106_35">GZjujCenldEZHYkQ</text:span></text:a></text:span><text:span text:style-name="T106_36"><text:a xlink:type="simple" xlink:href="https://docs.google.com/spreadsheet/ccc?key=0Am2GZjujCenldEZHYkQ0RkhQSlNKS1dVekstUWk1RlE#gid=0"><text:span text:style-name="T106_37">0</text:span></text:a></text:span><text:span text:style-name="T106_38"><text:a xlink:type="simple" xlink:href="https://docs.google.com/spreadsheet/ccc?key=0Am2GZjujCenldEZHYkQ0RkhQSlNKS1dVekstUWk1RlE#gid=0"><text:span text:style-name="T106_39">RkhQSlNKS</text:span></text:a></text:span><text:span text:style-name="T106_40"><text:a xlink:type="simple" xlink:href="https://docs.google.com/spreadsheet/ccc?key=0Am2GZjujCenldEZHYkQ0RkhQSlNKS1dVekstUWk1RlE#gid=0"><text:span text:style-name="T106_41">1</text:span></text:a></text:span><text:span text:style-name="T106_42"><text:a xlink:type="simple" xlink:href="https://docs.google.com/spreadsheet/ccc?key=0Am2GZjujCenldEZHYkQ0RkhQSlNKS1dVekstUWk1RlE#gid=0"><text:span text:style-name="T106_43">dVekstUWk</text:span></text:a></text:span><text:span text:style-name="T106_44"><text:a xlink:type="simple" xlink:href="https://docs.google.com/spreadsheet/ccc?key=0Am2GZjujCenldEZHYkQ0RkhQSlNKS1dVekstUWk1RlE#gid=0"><text:span text:style-name="T106_45">1</text:span></text:a></text:span><text:span text:style-name="T106_46"><text:a xlink:type="simple" xlink:href="https://docs.google.com/spreadsheet/ccc?key=0Am2GZjujCenldEZHYkQ0RkhQSlNKS1dVekstUWk1RlE#gid=0"><text:span text:style-name="T106_47">RlE</text:span></text:a></text:span><text:span text:style-name="T106_48"><text:a xlink:type="simple" xlink:href="https://docs.google.com/spreadsheet/ccc?key=0Am2GZjujCenldEZHYkQ0RkhQSlNKS1dVekstUWk1RlE#gid=0"><text:span text:style-name="T106_49">#</text:span></text:a></text:span><text:span text:style-name="T106_50"><text:a xlink:type="simple" xlink:href="https://docs.google.com/spreadsheet/ccc?key=0Am2GZjujCenldEZHYkQ0RkhQSlNKS1dVekstUWk1RlE#gid=0"><text:span text:style-name="T106_51">gid</text:span></text:a></text:span><text:span text:style-name="T106_52"><text:a xlink:type="simple" xlink:href="https://docs.google.com/spreadsheet/ccc?key=0Am2GZjujCenldEZHYkQ0RkhQSlNKS1dVekstUWk1RlE#gid=0"><text:span text:style-name="T106_53">=0</text:span></text:a></text:span></text:p>
            <text:p text:style-name="P107"><text:span text:style-name="T107_1">-&gt;</text:span><text:span text:style-name="T107_2"><text:a xlink:type="simple" xlink:href="https://docs.google.com/spreadsheet/ccc?key=0AuZwoJQ1nVebdG50dUhORkFMNmQwM2p3eFhQdmtMdXc#gid=0"><text:span text:style-name="T107_3">https</text:span></text:a></text:span><text:span text:style-name="T107_4"><text:a xlink:type="simple" xlink:href="https://docs.google.com/spreadsheet/ccc?key=0AuZwoJQ1nVebdG50dUhORkFMNmQwM2p3eFhQdmtMdXc#gid=0"><text:span text:style-name="T107_5">://</text:span></text:a></text:span><text:span text:style-name="T107_6"><text:a xlink:type="simple" xlink:href="https://docs.google.com/spreadsheet/ccc?key=0AuZwoJQ1nVebdG50dUhORkFMNmQwM2p3eFhQdmtMdXc#gid=0"><text:span text:style-name="T107_7">docs</text:span></text:a></text:span><text:span text:style-name="T107_8"><text:a xlink:type="simple" xlink:href="https://docs.google.com/spreadsheet/ccc?key=0AuZwoJQ1nVebdG50dUhORkFMNmQwM2p3eFhQdmtMdXc#gid=0"><text:span text:style-name="T107_9">.</text:span></text:a></text:span><text:span text:style-name="T107_10"><text:a xlink:type="simple" xlink:href="https://docs.google.com/spreadsheet/ccc?key=0AuZwoJQ1nVebdG50dUhORkFMNmQwM2p3eFhQdmtMdXc#gid=0"><text:span text:style-name="T107_11">google</text:span></text:a></text:span><text:span text:style-name="T107_12"><text:a xlink:type="simple" xlink:href="https://docs.google.com/spreadsheet/ccc?key=0AuZwoJQ1nVebdG50dUhORkFMNmQwM2p3eFhQdmtMdXc#gid=0"><text:span text:style-name="T107_13">.</text:span></text:a></text:span><text:span text:style-name="T107_14"><text:a xlink:type="simple" xlink:href="https://docs.google.com/spreadsheet/ccc?key=0AuZwoJQ1nVebdG50dUhORkFMNmQwM2p3eFhQdmtMdXc#gid=0"><text:span text:style-name="T107_15">com</text:span></text:a></text:span><text:span text:style-name="T107_16"><text:a xlink:type="simple" xlink:href="https://docs.google.com/spreadsheet/ccc?key=0AuZwoJQ1nVebdG50dUhORkFMNmQwM2p3eFhQdmtMdXc#gid=0"><text:span text:style-name="T107_17">/</text:span></text:a></text:span><text:span text:style-name="T107_18"><text:a xlink:type="simple" xlink:href="https://docs.google.com/spreadsheet/ccc?key=0AuZwoJQ1nVebdG50dUhORkFMNmQwM2p3eFhQdmtMdXc#gid=0"><text:span text:style-name="T107_19">spreadsheet</text:span></text:a></text:span><text:span text:style-name="T107_20"><text:a xlink:type="simple" xlink:href="https://docs.google.com/spreadsheet/ccc?key=0AuZwoJQ1nVebdG50dUhORkFMNmQwM2p3eFhQdmtMdXc#gid=0"><text:span text:style-name="T107_21">/</text:span></text:a></text:span><text:span text:style-name="T107_22"><text:a xlink:type="simple" xlink:href="https://docs.google.com/spreadsheet/ccc?key=0AuZwoJQ1nVebdG50dUhORkFMNmQwM2p3eFhQdmtMdXc#gid=0"><text:span text:style-name="T107_23">ccc</text:span></text:a></text:span><text:span text:style-name="T107_24"><text:a xlink:type="simple" xlink:href="https://docs.google.com/spreadsheet/ccc?key=0AuZwoJQ1nVebdG50dUhORkFMNmQwM2p3eFhQdmtMdXc#gid=0"><text:span text:style-name="T107_25">?</text:span></text:a></text:span><text:span text:style-name="T107_26"><text:a xlink:type="simple" xlink:href="https://docs.google.com/spreadsheet/ccc?key=0AuZwoJQ1nVebdG50dUhORkFMNmQwM2p3eFhQdmtMdXc#gid=0"><text:span text:style-name="T107_27">key</text:span></text:a></text:span><text:span text:style-name="T107_28"><text:a xlink:type="simple" xlink:href="https://docs.google.com/spreadsheet/ccc?key=0AuZwoJQ1nVebdG50dUhORkFMNmQwM2p3eFhQdmtMdXc#gid=0"><text:span text:style-name="T107_29">=0</text:span></text:a></text:span><text:span text:style-name="T107_30"><text:a xlink:type="simple" xlink:href="https://docs.google.com/spreadsheet/ccc?key=0AuZwoJQ1nVebdG50dUhORkFMNmQwM2p3eFhQdmtMdXc#gid=0"><text:span text:style-name="T107_31">AuZwoJQ</text:span></text:a></text:span><text:span text:style-name="T107_32"><text:a xlink:type="simple" xlink:href="https://docs.google.com/spreadsheet/ccc?key=0AuZwoJQ1nVebdG50dUhORkFMNmQwM2p3eFhQdmtMdXc#gid=0"><text:span text:style-name="T107_33">1</text:span></text:a></text:span><text:span text:style-name="T107_34"><text:a xlink:type="simple" xlink:href="https://docs.google.com/spreadsheet/ccc?key=0AuZwoJQ1nVebdG50dUhORkFMNmQwM2p3eFhQdmtMdXc#gid=0"><text:span text:style-name="T107_35">nVebdG</text:span></text:a></text:span><text:span text:style-name="T107_36"><text:a xlink:type="simple" xlink:href="https://docs.google.com/spreadsheet/ccc?key=0AuZwoJQ1nVebdG50dUhORkFMNmQwM2p3eFhQdmtMdXc#gid=0"><text:span text:style-name="T107_37">50</text:span></text:a></text:span><text:span text:style-name="T107_38"><text:a xlink:type="simple" xlink:href="https://docs.google.com/spreadsheet/ccc?key=0AuZwoJQ1nVebdG50dUhORkFMNmQwM2p3eFhQdmtMdXc#gid=0"><text:span text:style-name="T107_39">dUhORkFMNmQwM</text:span></text:a></text:span><text:span text:style-name="T107_40"><text:a xlink:type="simple" xlink:href="https://docs.google.com/spreadsheet/ccc?key=0AuZwoJQ1nVebdG50dUhORkFMNmQwM2p3eFhQdmtMdXc#gid=0"><text:span text:style-name="T107_41">2</text:span></text:a></text:span><text:span text:style-name="T107_42"><text:a xlink:type="simple" xlink:href="https://docs.google.com/spreadsheet/ccc?key=0AuZwoJQ1nVebdG50dUhORkFMNmQwM2p3eFhQdmtMdXc#gid=0"><text:span text:style-name="T107_43">p</text:span></text:a></text:span><text:span text:style-name="T107_44"><text:a xlink:type="simple" xlink:href="https://docs.google.com/spreadsheet/ccc?key=0AuZwoJQ1nVebdG50dUhORkFMNmQwM2p3eFhQdmtMdXc#gid=0"><text:span text:style-name="T107_45">3</text:span></text:a></text:span><text:span text:style-name="T107_46"><text:a xlink:type="simple" xlink:href="https://docs.google.com/spreadsheet/ccc?key=0AuZwoJQ1nVebdG50dUhORkFMNmQwM2p3eFhQdmtMdXc#gid=0"><text:span text:style-name="T107_47">eFhQdmtMdXc</text:span></text:a></text:span><text:span text:style-name="T107_48"><text:a xlink:type="simple" xlink:href="https://docs.google.com/spreadsheet/ccc?key=0AuZwoJQ1nVebdG50dUhORkFMNmQwM2p3eFhQdmtMdXc#gid=0"><text:span text:style-name="T107_49">#</text:span></text:a></text:span><text:span text:style-name="T107_50"><text:a xlink:type="simple" xlink:href="https://docs.google.com/spreadsheet/ccc?key=0AuZwoJQ1nVebdG50dUhORkFMNmQwM2p3eFhQdmtMdXc#gid=0"><text:span text:style-name="T107_51">gid</text:span></text:a></text:span><text:span text:style-name="T107_52"><text:a xlink:type="simple" xlink:href="https://docs.google.com/spreadsheet/ccc?key=0AuZwoJQ1nVebdG50dUhORkFMNmQwM2p3eFhQdmtMdXc#gid=0"><text:span text:style-name="T107_53">=0</text:span></text:a></text:span></text:p>
          </table:table-cell>
        </table:table-row>
      </table:table>
      <text:p text:style-name="P108"/>
      <table:table table:style-name="Table3">
        <table:table-column table:style-name="Column7"/>
        <table:table-column table:style-name="Column8"/>
        <table:table-column table:style-name="Column9"/>
        <table:table-row table:style-name="Row8">
          <table:table-cell table:style-name="Cell21">
            <text:p text:style-name="P109"><text:span text:style-name="T109_1">ID</text:span></text:p>
          </table:table-cell>
          <table:table-cell table:style-name="Cell22">
            <text:p text:style-name="P110"><text:span text:style-name="T110_1">ITE</text:span><text:span text:style-name="T110_2">NS</text:span><text:span text:style-name="T110_3"><text:s/></text:span><text:span text:style-name="T110_4">CONFORMES</text:span></text:p>
          </table:table-cell>
          <table:table-cell table:style-name="Cell23">
            <text:p text:style-name="P111"><text:span text:style-name="T111_1">PERCENTUAL</text:span><text:span text:style-name="T111_2"><text:s/></text:span><text:span text:style-name="T111_3">DE</text:span><text:span text:style-name="T111_4"><text:s/></text:span><text:span text:style-name="T111_5">CONFORMIDADE</text:span></text:p>
          </table:table-cell>
        </table:table-row>
        <table:table-row table:style-name="Row9">
          <table:table-cell table:style-name="Cell24">
            <text:p text:style-name="P112"><text:span text:style-name="T112_1">1</text:span></text:p>
          </table:table-cell>
          <table:table-cell table:style-name="Cell25">
            <text:p text:style-name="P113"><text:span text:style-name="T113_1">Telas</text:span><text:span text:style-name="T113_2"><text:s/></text:span><text:span text:style-name="T113_3">US</text:span><text:span text:style-name="T113_4">1</text:span></text:p>
          </table:table-cell>
          <table:table-cell table:style-name="Cell26">
            <text:p text:style-name="P114"><text:span text:style-name="T114_1">40%</text:span></text:p>
          </table:table-cell>
        </table:table-row>
        <table:table-row table:style-name="Row10">
          <table:table-cell table:style-name="Cell27">
            <text:p text:style-name="P115"><text:span text:style-name="T115_1">2</text:span></text:p>
          </table:table-cell>
          <table:table-cell table:style-name="Cell28">
            <text:p text:style-name="P116"><text:span text:style-name="T116_1">Telas</text:span><text:span text:style-name="T116_2"><text:s/></text:span><text:span text:style-name="T116_3">US</text:span><text:span text:style-name="T116_4">2</text:span></text:p>
          </table:table-cell>
          <table:table-cell table:style-name="Cell29">
            <text:p text:style-name="P117"><text:span text:style-name="T117_1">20%</text:span></text:p>
          </table:table-cell>
        </table:table-row>
        <table:table-row table:style-name="Row11">
          <table:table-cell table:style-name="Cell30">
            <text:p text:style-name="P118"><text:span text:style-name="T118_1">3</text:span></text:p>
          </table:table-cell>
          <table:table-cell table:style-name="Cell31">
            <text:p text:style-name="P119"><text:span text:style-name="T119_1">Telas</text:span><text:span text:style-name="T119_2"><text:s/></text:span><text:span text:style-name="T119_3">US</text:span><text:span text:style-name="T119_4">3</text:span></text:p>
          </table:table-cell>
          <table:table-cell table:style-name="Cell32">
            <text:p text:style-name="P120"><text:span text:style-name="T120_1">45%</text:span></text:p>
          </table:table-cell>
        </table:table-row>
        <table:table-row table:style-name="Row12">
          <table:table-cell table:style-name="Cell33">
            <text:p text:style-name="P121"><text:span text:style-name="T121_1">4</text:span></text:p>
          </table:table-cell>
          <table:table-cell table:style-name="Cell34">
            <text:p text:style-name="P122"><text:span text:style-name="T122_1">Telas</text:span><text:span text:style-name="T122_2"><text:s/></text:span><text:span text:style-name="T122_3">US</text:span><text:span text:style-name="T122_4">4</text:span></text:p>
          </table:table-cell>
          <table:table-cell table:style-name="Cell35">
            <text:p text:style-name="P123"><text:span text:style-name="T123_1">45%</text:span></text:p>
          </table:table-cell>
        </table:table-row>
        <table:table-row table:style-name="Row13">
          <table:table-cell table:style-name="Cell36">
            <text:p text:style-name="P124"><text:span text:style-name="T124_1">5</text:span></text:p>
          </table:table-cell>
          <table:table-cell table:style-name="Cell37">
            <text:p text:style-name="P125"><text:span text:style-name="T125_1">Telas</text:span><text:span text:style-name="T125_2"><text:s/></text:span><text:span text:style-name="T125_3">US</text:span><text:span text:style-name="T125_4">5</text:span></text:p>
          </table:table-cell>
          <table:table-cell table:style-name="Cell38">
            <text:p text:style-name="P126"><text:span text:style-name="T126_1">35%</text:span></text:p>
          </table:table-cell>
        </table:table-row>
        <table:table-row table:style-name="Row14">
          <table:table-cell table:style-name="Cell39">
            <text:p text:style-name="P127"><text:span text:style-name="T127_1">6</text:span></text:p>
          </table:table-cell>
          <table:table-cell table:style-name="Cell40">
            <text:p text:style-name="P128"><text:span text:style-name="T128_1">Telas</text:span><text:span text:style-name="T128_2"><text:s/></text:span><text:span text:style-name="T128_3">US</text:span><text:span text:style-name="T128_4">8</text:span></text:p>
          </table:table-cell>
          <table:table-cell table:style-name="Cell41">
            <text:p text:style-name="P129"><text:span text:style-name="T129_1">15%</text:span></text:p>
          </table:table-cell>
        </table:table-row>
      </table:table>
      <text:p text:style-name="P130"/>
      <text:p text:style-name="P131"/>
      <text:h text:style-name="P132" text:outline-level="10"><text:span text:style-name="T132_1">2.1<text:s/></text:span><text:span text:style-name="T132_2">Observações</text:span></text:h>
      <text:p text:style-name="P133"><text:span text:style-name="T133_1">Tela</text:span><text:span text:style-name="T133_2"><text:s/></text:span><text:span text:style-name="T133_3">possui</text:span><text:span text:style-name="T133_4"><text:s/></text:span><text:span text:style-name="T133_5">alguns</text:span><text:span text:style-name="T133_6"><text:s/></text:span><text:span text:style-name="T133_7">itens</text:span><text:span text:style-name="T133_8"><text:s/></text:span><text:span text:style-name="T133_9">que</text:span><text:span text:style-name="T133_10"><text:s/></text:span><text:span text:style-name="T133_11">possui</text:span><text:span text:style-name="T133_12"><text:s/></text:span><text:span text:style-name="T133_13">estão</text:span><text:span text:style-name="T133_14"><text:s/></text:span><text:span text:style-name="T133_15">conformes</text:span><text:span text:style-name="T133_16">,<text:s/></text:span><text:span text:style-name="T133_17">mais</text:span><text:span text:style-name="T133_18"><text:s/></text:span><text:span text:style-name="T133_19">a</text:span><text:span text:style-name="T133_20"><text:s/></text:span><text:span text:style-name="T133_21">maioria</text:span><text:span text:style-name="T133_22"><text:s/></text:span><text:span text:style-name="T133_23">não</text:span><text:span text:style-name="T133_24"><text:s/></text:span><text:span text:style-name="T133_25">segue</text:span><text:span text:style-name="T133_26"><text:s/></text:span><text:span text:style-name="T133_27">os</text:span><text:span text:style-name="T133_28"><text:s/></text:span><text:span text:style-name="T133_29">prototipos</text:span><text:span text:style-name="T133_30"><text:s/></text:span><text:span text:style-name="T133_31">e</text:span><text:span text:style-name="T133_32"><text:s/></text:span><text:span text:style-name="T133_33">a</text:span><text:span text:style-name="T133_34"><text:s/></text:span></text:p>
      <text:p text:style-name="P134"><text:span text:style-name="T134_1">o</text:span><text:span text:style-name="T134_2"><text:s/></text:span><text:span text:style-name="T134_3">que</text:span><text:span text:style-name="T134_4"><text:s/></text:span><text:span text:style-name="T134_5">esperado</text:span><text:span text:style-name="T134_6"><text:s/></text:span><text:span text:style-name="T134_7">para</text:span><text:span text:style-name="T134_8"><text:s/></text:span><text:span text:style-name="T134_9">o</text:span><text:span text:style-name="T134_10"><text:s/></text:span><text:span text:style-name="T134_11">produto</text:span><text:span text:style-name="T134_12"><text:s/></text:span><text:span text:style-name="T134_13">garanta</text:span><text:span text:style-name="T134_14"><text:s/></text:span><text:span text:style-name="T134_15">qualidade</text:span><text:span text:style-name="T134_16">,<text:s/></text:span><text:span text:style-name="T134_17">nos</text:span><text:span text:style-name="T134_18"><text:s/></text:span><text:span text:style-name="T134_19">check</text:span><text:span text:style-name="T134_20"><text:s/></text:span><text:span text:style-name="T134_21">list</text:span><text:span text:style-name="T134_22"><text:s/></text:span><text:span text:style-name="T134_23">a</text:span><text:span text:style-name="T134_24"><text:s/></text:span><text:span text:style-name="T134_25">nota</text:span><text:span text:style-name="T134_26"><text:s/></text:span><text:span text:style-name="T134_27">maxima</text:span><text:span text:style-name="T134_28"><text:s/></text:span><text:span text:style-name="T134_29">para</text:span><text:span text:style-name="T134_30"><text:s/></text:span><text:span text:style-name="T134_31">está</text:span><text:span text:style-name="T134_32"><text:s/></text:span><text:span text:style-name="T134_33">dentro</text:span><text:span text:style-name="T134_34"><text:s/></text:span><text:span text:style-name="T134_35">dos</text:span><text:span text:style-name="T134_36"><text:s/></text:span><text:span text:style-name="T134_37">padroes</text:span><text:span text:style-name="T134_38"><text:s/></text:span><text:span text:style-name="T134_39">deve</text:span><text:span text:style-name="T134_40"><text:s/></text:span><text:span text:style-name="T134_41">alcaçar</text:span><text:span text:style-name="T134_42"><text:s/></text:span><text:span text:style-name="T134_43">no</text:span><text:span text:style-name="T134_44"><text:s/></text:span><text:span text:style-name="T134_45">maximo</text:span><text:span text:style-name="T134_46"><text:s/>20<text:s/></text:span><text:span text:style-name="T134_47">pontos</text:span><text:span text:style-name="T134_48">,<text:s/></text:span><text:span text:style-name="T134_49">e</text:span><text:span text:style-name="T134_50"><text:s/></text:span><text:span text:style-name="T134_51">todos</text:span><text:span text:style-name="T134_52"><text:s/></text:span><text:span text:style-name="T134_53">passam</text:span><text:span text:style-name="T134_54"><text:s/></text:span><text:span text:style-name="T134_55">de</text:span><text:span text:style-name="T134_56"><text:s/>50<text:s/></text:span><text:span text:style-name="T134_57">pontos</text:span><text:span text:style-name="T134_58">,<text:s/></text:span><text:span text:style-name="T134_59">existe</text:span><text:span text:style-name="T134_60"><text:s/></text:span><text:span text:style-name="T134_61">varias</text:span><text:span text:style-name="T134_62"><text:s/></text:span><text:span text:style-name="T134_63">não</text:span><text:span text:style-name="T134_64"><text:s/></text:span><text:span text:style-name="T134_65">conformidades</text:span><text:span text:style-name="T134_66">,<text:s/></text:span><text:span text:style-name="T134_67">uma</text:span><text:span text:style-name="T134_68"><text:s/></text:span><text:span text:style-name="T134_69">vez</text:span><text:span text:style-name="T134_70"><text:s/></text:span><text:span text:style-name="T134_71">que</text:span><text:span text:style-name="T134_72"><text:s/></text:span><text:span text:style-name="T134_73">o</text:span><text:span text:style-name="T134_74"><text:s/></text:span><text:span text:style-name="T134_75">produto</text:span><text:span text:style-name="T134_76"><text:s/></text:span><text:span text:style-name="T134_77">não</text:span><text:span text:style-name="T134_78"><text:s/></text:span><text:span text:style-name="T134_79">esta</text:span><text:span text:style-name="T134_80"><text:s/></text:span><text:span text:style-name="T134_81">seguindo</text:span><text:span text:style-name="T134_82"><text:s/></text:span><text:span text:style-name="T134_83">os</text:span><text:span text:style-name="T134_84"><text:s/></text:span><text:span text:style-name="T134_85">prototipos</text:span><text:span text:style-name="T134_86"><text:s/></text:span><text:span text:style-name="T134_87">não</text:span><text:span text:style-name="T134_88"><text:s/></text:span><text:span text:style-name="T134_89">seguindo</text:span><text:span text:style-name="T134_90"><text:s/></text:span><text:span text:style-name="T134_91">os</text:span><text:span text:style-name="T134_92"><text:s/></text:span><text:span text:style-name="T134_93">padroes</text:span><text:span text:style-name="T134_94"><text:s/></text:span><text:span text:style-name="T134_95">de</text:span><text:span text:style-name="T134_96"><text:s/></text:span><text:span text:style-name="T134_97">qualidade</text:span></text:p>
      <text:p text:style-name="P135"/>
      <text:p text:style-name="P136"/>
      <text:p text:style-name="P137"/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5">
          <table:table-cell table:style-name="Cell42">
            <text:p text:style-name="P138"><text:span text:style-name="T138_1">ID</text:span></text:p>
          </table:table-cell>
          <table:table-cell table:style-name="Cell43">
            <text:p text:style-name="P139"><text:span text:style-name="T139_1">ITENS</text:span><text:span text:style-name="T139_2"><text:s/></text:span><text:span text:style-name="T139_3">NÃO</text:span><text:span text:style-name="T139_4"><text:s/></text:span><text:span text:style-name="T139_5">CONFORMES</text:span></text:p>
          </table:table-cell>
          <table:table-cell table:style-name="Cell44">
            <text:p text:style-name="P140"><text:span text:style-name="T140_1">GRAVIDADE</text:span></text:p>
          </table:table-cell>
          <table:table-cell table:style-name="Cell45">
            <text:p text:style-name="P141"><text:span text:style-name="T141_1">OBSERVACAO</text:span></text:p>
          </table:table-cell>
        </table:table-row>
        <table:table-row table:style-name="Row16">
          <table:table-cell table:style-name="Cell46">
            <text:p text:style-name="P142"><text:span text:style-name="T142_1">1</text:span></text:p>
          </table:table-cell>
          <table:table-cell table:style-name="Cell47">
            <text:p text:style-name="P143"><text:span text:style-name="T143_1">não</text:span><text:span text:style-name="T143_2"><text:s/></text:span><text:span text:style-name="T143_3">tem</text:span><text:span text:style-name="T143_4"><text:s/></text:span><text:span text:style-name="T143_5">defalt</text:span><text:span text:style-name="T143_6">,<text:s/></text:span><text:span text:style-name="T143_7">não</text:span><text:span text:style-name="T143_8"><text:s/></text:span><text:span text:style-name="T143_9">segue</text:span><text:span text:style-name="T143_10"><text:s/></text:span><text:span text:style-name="T143_11">padroes</text:span><text:span text:style-name="T143_12"><text:s/></text:span><text:span text:style-name="T143_13">de</text:span><text:span text:style-name="T143_14"><text:s/></text:span><text:span text:style-name="T143_15">qualidade</text:span></text:p>
          </table:table-cell>
          <table:table-cell table:style-name="Cell48">
            <text:p text:style-name="P144"><text:span text:style-name="T144_1">Alta</text:span></text:p>
          </table:table-cell>
          <table:table-cell table:style-name="Cell49">
            <text:p text:style-name="P145"><text:span text:style-name="T145_1">deve</text:span><text:span text:style-name="T145_2"><text:s/></text:span><text:span text:style-name="T145_3">se</text:span><text:span text:style-name="T145_4"><text:s/></text:span><text:span text:style-name="T145_5">adequar</text:span><text:span text:style-name="T145_6"><text:s/></text:span><text:span text:style-name="T145_7">a</text:span><text:span text:style-name="T145_8"><text:s/></text:span><text:span text:style-name="T145_9">tela</text:span><text:span text:style-name="T145_10"><text:s/></text:span><text:span text:style-name="T145_11">a</text:span><text:span text:style-name="T145_12"><text:s/></text:span><text:span text:style-name="T145_13">qualidade</text:span><text:span text:style-name="T145_14"><text:s/></text:span><text:span text:style-name="T145_15">do</text:span><text:span text:style-name="T145_16"><text:s/></text:span><text:span text:style-name="T145_17">produto</text:span><text:span text:style-name="T145_18"><text:s/></text:span><text:span text:style-name="T145_19">e</text:span><text:span text:style-name="T145_20"><text:s/></text:span><text:span text:style-name="T145_21">aos</text:span><text:span text:style-name="T145_22"><text:s/></text:span><text:span text:style-name="T145_23">prototipos</text:span></text:p>
          </table:table-cell>
        </table:table-row>
        <table:table-row table:style-name="Row17">
          <table:table-cell table:style-name="Cell50">
            <text:p text:style-name="P146"><text:span text:style-name="T146_1">2</text:span></text:p>
          </table:table-cell>
          <table:table-cell table:style-name="Cell51">
            <text:p text:style-name="P147"><text:span text:style-name="T147_1">não</text:span><text:span text:style-name="T147_2"><text:s/></text:span><text:span text:style-name="T147_3">tem</text:span><text:span text:style-name="T147_4"><text:s/></text:span><text:span text:style-name="T147_5">mensagem</text:span><text:span text:style-name="T147_6"><text:s/></text:span><text:span text:style-name="T147_7">de</text:span><text:span text:style-name="T147_8"><text:s/></text:span><text:span text:style-name="T147_9">alerta</text:span><text:span text:style-name="T147_10"><text:s/></text:span><text:span text:style-name="T147_11">de</text:span><text:span text:style-name="T147_12"><text:s/></text:span><text:span text:style-name="T147_13">usuario</text:span><text:span text:style-name="T147_14">,<text:s/></text:span><text:span text:style-name="T147_15">cursores</text:span><text:span text:style-name="T147_16"><text:s/></text:span><text:span text:style-name="T147_17">não</text:span><text:span text:style-name="T147_18"><text:s/></text:span><text:span text:style-name="T147_19">posicionados</text:span><text:span text:style-name="T147_20">,<text:s/></text:span><text:span text:style-name="T147_21">não</text:span><text:span text:style-name="T147_22"><text:s/></text:span><text:span text:style-name="T147_23">possui</text:span><text:span text:style-name="T147_24"><text:s/></text:span><text:span text:style-name="T147_25">mensagem</text:span><text:span text:style-name="T147_26"><text:s/></text:span><text:span text:style-name="T147_27">de</text:span><text:span text:style-name="T147_28"><text:s/></text:span><text:span text:style-name="T147_29">erros</text:span></text:p>
          </table:table-cell>
          <table:table-cell table:style-name="Cell52">
            <text:p text:style-name="P148"><text:span text:style-name="T148_1">alta</text:span></text:p>
          </table:table-cell>
          <table:table-cell table:style-name="Cell53">
            <text:p text:style-name="P149"><text:span text:style-name="T149_1">deve</text:span><text:span text:style-name="T149_2"><text:s/></text:span><text:span text:style-name="T149_3">adequar</text:span><text:span text:style-name="T149_4"><text:s/></text:span><text:span text:style-name="T149_5">check</text:span><text:span text:style-name="T149_6"><text:s/></text:span><text:span text:style-name="T149_7">list</text:span><text:span text:style-name="T149_8"><text:s/></text:span><text:span text:style-name="T149_9">com</text:span><text:span text:style-name="T149_10"><text:s/></text:span><text:span text:style-name="T149_11">mais</text:span><text:span text:style-name="T149_12"><text:s/></text:span><text:span text:style-name="T149_13">de</text:span><text:span text:style-name="T149_14"><text:s/>100<text:s/></text:span><text:span text:style-name="T149_15">pontos</text:span></text:p>
          </table:table-cell>
        </table:table-row>
        <table:table-row table:style-name="Row18">
          <table:table-cell table:style-name="Cell54">
            <text:p text:style-name="P150"><text:span text:style-name="T150_1">3</text:span></text:p>
          </table:table-cell>
          <table:table-cell table:style-name="Cell55">
            <text:p text:style-name="P151"><text:span text:style-name="T151_1">não</text:span><text:span text:style-name="T151_2"><text:s/></text:span><text:span text:style-name="T151_3">oferece</text:span><text:span text:style-name="T151_4"><text:s/></text:span><text:span text:style-name="T151_5">o</text:span><text:span text:style-name="T151_6"><text:s/></text:span><text:span text:style-name="T151_7">tempo</text:span><text:span text:style-name="T151_8"><text:s/></text:span><text:span text:style-name="T151_9">de</text:span><text:span text:style-name="T151_10"><text:s/></text:span><text:span text:style-name="T151_11">processamento</text:span><text:span text:style-name="T151_12"><text:s/></text:span><text:span text:style-name="T151_13">para</text:span><text:span text:style-name="T151_14"><text:s/></text:span><text:span text:style-name="T151_15">o</text:span><text:span text:style-name="T151_16"><text:s/></text:span><text:span text:style-name="T151_17">usuario</text:span><text:span text:style-name="T151_18">,<text:s/></text:span><text:span text:style-name="T151_19">não</text:span><text:span text:style-name="T151_20"><text:s/></text:span><text:span text:style-name="T151_21">tem</text:span><text:span text:style-name="T151_22"><text:s/></text:span><text:span text:style-name="T151_23">defalt</text:span><text:span text:style-name="T151_24">,<text:s/></text:span><text:span text:style-name="T151_25">mensagem</text:span><text:span text:style-name="T151_26"><text:s/></text:span><text:span text:style-name="T151_27">de</text:span><text:span text:style-name="T151_28"><text:s/></text:span><text:span text:style-name="T151_29">alerta</text:span></text:p>
          </table:table-cell>
          <table:table-cell table:style-name="Cell56">
            <text:p text:style-name="P152"><text:span text:style-name="T152_1">alta</text:span></text:p>
          </table:table-cell>
          <table:table-cell table:style-name="Cell57">
            <text:p text:style-name="P153"/>
          </table:table-cell>
        </table:table-row>
        <table:table-row table:style-name="Row19">
          <table:table-cell table:style-name="Cell58">
            <text:p text:style-name="P154"><text:span text:style-name="T154_1">4</text:span></text:p>
          </table:table-cell>
          <table:table-cell table:style-name="Cell59">
            <text:p text:style-name="P155"><text:span text:style-name="T155_1">não</text:span><text:span text:style-name="T155_2"><text:s/></text:span><text:span text:style-name="T155_3">oferece</text:span><text:span text:style-name="T155_4"><text:s/></text:span><text:span text:style-name="T155_5">o</text:span><text:span text:style-name="T155_6"><text:s/></text:span><text:span text:style-name="T155_7">usuario</text:span><text:span text:style-name="T155_8"><text:s/></text:span><text:span text:style-name="T155_9">valores</text:span><text:span text:style-name="T155_10"><text:s/></text:span><text:span text:style-name="T155_11">defalt</text:span><text:span text:style-name="T155_12">,<text:s/></text:span><text:span text:style-name="T155_13">não</text:span><text:span text:style-name="T155_14"><text:s/></text:span><text:span text:style-name="T155_15">apresenta</text:span><text:span text:style-name="T155_16"><text:s/></text:span><text:span text:style-name="T155_17">telas</text:span><text:span text:style-name="T155_18"><text:s/></text:span><text:span text:style-name="T155_19">de</text:span><text:span text:style-name="T155_20"><text:s/></text:span><text:span text:style-name="T155_21">alerta</text:span></text:p>
          </table:table-cell>
          <table:table-cell table:style-name="Cell60">
            <text:p text:style-name="P156"><text:span text:style-name="T156_1">alta</text:span></text:p>
          </table:table-cell>
          <table:table-cell table:style-name="Cell61">
            <text:p text:style-name="P157"/>
          </table:table-cell>
        </table:table-row>
        <table:table-row table:style-name="Row20">
          <table:table-cell table:style-name="Cell62">
            <text:p text:style-name="P158"><text:span text:style-name="T158_1">5</text:span></text:p>
          </table:table-cell>
          <table:table-cell table:style-name="Cell63">
            <text:p text:style-name="P159"><text:span text:style-name="T159_1">não</text:span><text:span text:style-name="T159_2"><text:s/></text:span><text:span text:style-name="T159_3">oferece</text:span><text:span text:style-name="T159_4"><text:s/></text:span><text:span text:style-name="T159_5">o</text:span><text:span text:style-name="T159_6"><text:s/></text:span><text:span text:style-name="T159_7">tempo</text:span><text:span text:style-name="T159_8"><text:s/></text:span><text:span text:style-name="T159_9">de</text:span><text:span text:style-name="T159_10"><text:s/></text:span><text:span text:style-name="T159_11">processamento</text:span><text:span text:style-name="T159_12"><text:s/></text:span><text:span text:style-name="T159_13">para</text:span><text:span text:style-name="T159_14"><text:s/></text:span><text:span text:style-name="T159_15">o</text:span><text:span text:style-name="T159_16"><text:s/></text:span><text:span text:style-name="T159_17">usuario</text:span><text:span text:style-name="T159_18">,<text:s/></text:span><text:span text:style-name="T159_19">não</text:span><text:span text:style-name="T159_20"><text:s/></text:span><text:span text:style-name="T159_21">tem</text:span><text:span text:style-name="T159_22"><text:s/></text:span><text:span text:style-name="T159_23">defalt</text:span><text:span text:style-name="T159_24">,<text:s/></text:span><text:span text:style-name="T159_25">mensagem</text:span><text:span text:style-name="T159_26"><text:s/></text:span><text:span text:style-name="T159_27">de</text:span><text:span text:style-name="T159_28"><text:s/></text:span><text:span text:style-name="T159_29">alerta</text:span></text:p>
          </table:table-cell>
          <table:table-cell table:style-name="Cell64">
            <text:p text:style-name="P160"><text:span text:style-name="T160_1">alta</text:span></text:p>
          </table:table-cell>
          <table:table-cell table:style-name="Cell65">
            <text:p text:style-name="P161"/>
          </table:table-cell>
        </table:table-row>
        <table:table-row table:style-name="Row21">
          <table:table-cell table:style-name="Cell66">
            <text:p text:style-name="P162"><text:span text:style-name="T162_1">6</text:span></text:p>
          </table:table-cell>
          <table:table-cell table:style-name="Cell67">
            <text:p text:style-name="P163"><text:span text:style-name="T163_1">não</text:span><text:span text:style-name="T163_2"><text:s/></text:span><text:span text:style-name="T163_3">diferencia</text:span><text:span text:style-name="T163_4"><text:s/></text:span><text:span text:style-name="T163_5">dados</text:span><text:span text:style-name="T163_6"><text:s/></text:span><text:span text:style-name="T163_7">criticos</text:span><text:span text:style-name="T163_8">,<text:s/></text:span><text:span text:style-name="T163_9">não</text:span><text:span text:style-name="T163_10"><text:s/></text:span><text:span text:style-name="T163_11">tem</text:span><text:span text:style-name="T163_12"><text:s/></text:span><text:span text:style-name="T163_13">feedback</text:span><text:span text:style-name="T163_14"><text:s/></text:span><text:span text:style-name="T163_15">apresentado</text:span><text:span text:style-name="T163_16"><text:s/></text:span><text:span text:style-name="T163_17">ao</text:span><text:span text:style-name="T163_18"><text:s/></text:span><text:span text:style-name="T163_19">usuario</text:span><text:span text:style-name="T163_20">,<text:s/></text:span><text:span text:style-name="T163_21">enter</text:span><text:span text:style-name="T163_22"><text:s/></text:span><text:span text:style-name="T163_23">não</text:span><text:span text:style-name="T163_24"><text:s/></text:span><text:span text:style-name="T163_25">apresenta</text:span><text:span text:style-name="T163_26"><text:s/></text:span><text:span text:style-name="T163_27">funcionalidade</text:span></text:p>
          </table:table-cell>
          <table:table-cell table:style-name="Cell68">
            <text:p text:style-name="P164"><text:span text:style-name="T164_1">alta</text:span></text:p>
          </table:table-cell>
          <table:table-cell table:style-name="Cell69">
            <text:p text:style-name="P165"/>
          </table:table-cell>
        </table:table-row>
      </table:table>
      <text:p text:style-name="P166"/>
      <text:p text:style-name="P167"/>
      <text:h text:style-name="P168" text:outline-level="10"><text:span text:style-name="T168_1">2.2<text:s/></text:span><text:span text:style-name="T168_2">Ações</text:span><text:span text:style-name="T168_3"><text:s/></text:span><text:span text:style-name="T168_4">Corretivas</text:span></text:h>
      <text:p text:style-name="P169"><text:span text:style-name="T169_1">&lt;</text:span><text:span text:style-name="T169_2">Nesta</text:span><text:span text:style-name="T169_3"><text:s/></text:span><text:span text:style-name="T169_4">seção</text:span><text:span text:style-name="T169_5">,<text:s/></text:span><text:span text:style-name="T169_6">devem</text:span><text:span text:style-name="T169_7"><text:s/></text:span><text:span text:style-name="T169_8">ser</text:span><text:span text:style-name="T169_9"><text:s/></text:span><text:span text:style-name="T169_10">apresentadas</text:span><text:span text:style-name="T169_11"><text:s/></text:span><text:span text:style-name="T169_12">as</text:span><text:span text:style-name="T169_13"><text:s/></text:span><text:span text:style-name="T169_14">ações</text:span><text:span text:style-name="T169_15"><text:s text:c="2"/></text:span><text:span text:style-name="T169_16">corretivas</text:span><text:span text:style-name="T169_17"><text:s/></text:span><text:span text:style-name="T169_18">das</text:span><text:span text:style-name="T169_19"><text:s/></text:span><text:span text:style-name="T169_20">não</text:span><text:span text:style-name="T169_21"><text:s/></text:span><text:span text:style-name="T169_22">conformidades</text:span><text:span text:style-name="T169_23"><text:s/></text:span><text:span text:style-name="T169_24">encontradas</text:span><text:span text:style-name="T169_25">,<text:s/></text:span><text:span text:style-name="T169_26">caso</text:span><text:span text:style-name="T169_27"><text:s/></text:span><text:span text:style-name="T169_28">as</text:span><text:span text:style-name="T169_29"><text:s/></text:span><text:span text:style-name="T169_30">mesmas</text:span><text:span text:style-name="T169_31"><text:s/></text:span><text:span text:style-name="T169_32">existam</text:span><text:span text:style-name="T169_33">&gt;</text:span></text:p>
      <text:p text:style-name="P170"><text:span text:style-name="T170_1">&lt;</text:span><text:span text:style-name="T170_2">deve</text:span><text:span text:style-name="T170_3"><text:s/></text:span><text:span text:style-name="T170_4">ser</text:span><text:span text:style-name="T170_5"><text:s/></text:span><text:span text:style-name="T170_6">informado</text:span><text:span text:style-name="T170_7"><text:s/></text:span><text:span text:style-name="T170_8">o</text:span><text:span text:style-name="T170_9"><text:s/></text:span><text:span text:style-name="T170_10">id</text:span><text:span text:style-name="T170_11"><text:s/></text:span><text:span text:style-name="T170_12">de</text:span><text:span text:style-name="T170_13"><text:s/></text:span><text:span text:style-name="T170_14">acordo</text:span><text:span text:style-name="T170_15"><text:s/></text:span><text:span text:style-name="T170_16">com</text:span><text:span text:style-name="T170_17"><text:s/></text:span><text:span text:style-name="T170_18">a</text:span><text:span text:style-name="T170_19"><text:s/></text:span><text:span text:style-name="T170_20">tabela</text:span><text:span text:style-name="T170_21"><text:s/></text:span><text:span text:style-name="T170_22">acima</text:span><text:span text:style-name="T170_23"><text:s/></text:span><text:span text:style-name="T170_24">e</text:span><text:span text:style-name="T170_25"><text:s/></text:span><text:span text:style-name="T170_26">a</text:span><text:span text:style-name="T170_27"><text:s/></text:span><text:span text:style-name="T170_28">ação</text:span><text:span text:style-name="T170_29"><text:s/></text:span><text:span text:style-name="T170_30">corretiva</text:span><text:span text:style-name="T170_31">&gt;</text:span></text:p>
      <text:p text:style-name="P171"/>
      <text:p text:style-name="P172"/>
      <table:table table:style-name="Table5">
        <table:table-column table:style-name="Column14"/>
        <table:table-row table:style-name="Row22">
          <table:table-cell table:style-name="Cell70">
            <text:p text:style-name="P173"><text:span text:style-name="T173_1">Ações</text:span><text:span text:style-name="T173_2"><text:s/></text:span><text:span text:style-name="T173_3">Corretivas</text:span></text:p>
          </table:table-cell>
        </table:table-row>
        <table:table-row table:style-name="Row23">
          <table:table-cell table:style-name="Cell71">
            <text:p text:style-name="P174"><text:span text:style-name="T174_1">Deve</text:span><text:span text:style-name="T174_2"><text:s/></text:span><text:span text:style-name="T174_3">ser</text:span><text:span text:style-name="T174_4"><text:s/></text:span><text:span text:style-name="T174_5">feito</text:span><text:span text:style-name="T174_6"><text:s/></text:span><text:span text:style-name="T174_7">o</text:span><text:span text:style-name="T174_8"><text:s/></text:span><text:span text:style-name="T174_9">check</text:span><text:span text:style-name="T174_10"><text:s/></text:span><text:span text:style-name="T174_11">list</text:span><text:span text:style-name="T174_12"><text:s/></text:span><text:span text:style-name="T174_13">de</text:span><text:span text:style-name="T174_14"><text:s/></text:span><text:span text:style-name="T174_15">qualidade</text:span><text:span text:style-name="T174_16"><text:s/></text:span><text:span text:style-name="T174_17">do</text:span><text:span text:style-name="T174_18"><text:s/></text:span><text:span text:style-name="T174_19">produto</text:span><text:span text:style-name="T174_20"><text:s/></text:span><text:span text:style-name="T174_21">no</text:span><text:span text:style-name="T174_22"><text:s/></text:span><text:span text:style-name="T174_23">produto</text:span><text:span text:style-name="T174_24"><text:s/></text:span><text:span text:style-name="T174_25">o</text:span><text:span text:style-name="T174_26"><text:s/></text:span><text:span text:style-name="T174_27">mesmo</text:span><text:span text:style-name="T174_28"><text:s/></text:span><text:span text:style-name="T174_29">não</text:span><text:span text:style-name="T174_30"><text:s/></text:span><text:span text:style-name="T174_31">está</text:span><text:span text:style-name="T174_32"><text:s/></text:span><text:span text:style-name="T174_33">seguindo</text:span><text:span text:style-name="T174_34"><text:s/></text:span><text:span text:style-name="T174_35">os</text:span><text:span text:style-name="T174_36"><text:s/></text:span><text:span text:style-name="T174_37">prototipos</text:span></text:p>
          </table:table-cell>
        </table:table-row>
        <table:table-row table:style-name="Row24">
          <table:table-cell table:style-name="Cell72">
            <text:p text:style-name="P175"><text:span text:style-name="T175_1">Não</text:span><text:span text:style-name="T175_2"><text:s/></text:span><text:span text:style-name="T175_3">segue</text:span><text:span text:style-name="T175_4"><text:s/></text:span><text:span text:style-name="T175_5">o</text:span><text:span text:style-name="T175_6"><text:s/></text:span><text:span text:style-name="T175_7">padrão</text:span><text:span text:style-name="T175_8"><text:s/></text:span><text:span text:style-name="T175_9">de</text:span><text:span text:style-name="T175_10"><text:s/></text:span><text:span text:style-name="T175_11">Qualidade</text:span><text:span text:style-name="T175_12"><text:s/></text:span><text:span text:style-name="T175_13">desejado</text:span><text:span text:style-name="T175_14">,<text:s/></text:span><text:span text:style-name="T175_15">deve</text:span><text:span text:style-name="T175_16"><text:s/></text:span><text:span text:style-name="T175_17">ser</text:span><text:span text:style-name="T175_18"><text:s/></text:span><text:span text:style-name="T175_19">ajustados</text:span><text:span text:style-name="T175_20"><text:s/></text:span><text:span text:style-name="T175_21">não</text:span><text:span text:style-name="T175_22"><text:s/></text:span><text:span text:style-name="T175_23">conformidades</text:span><text:span text:style-name="T175_24"><text:s/></text:span><text:span text:style-name="T175_25">e</text:span><text:span text:style-name="T175_26"><text:s/></text:span><text:span text:style-name="T175_27">executados</text:span><text:span text:style-name="T175_28"><text:s/></text:span><text:span text:style-name="T175_29">novamente</text:span><text:span text:style-name="T175_30"><text:s/></text:span><text:span text:style-name="T175_31">os</text:span><text:span text:style-name="T175_32"><text:s/></text:span><text:span text:style-name="T175_33">check</text:span><text:span text:style-name="T175_34"><text:s/></text:span><text:span text:style-name="T175_35">list</text:span></text:p>
          </table:table-cell>
        </table:table-row>
        <table:table-row table:style-name="Row25">
          <table:table-cell table:style-name="Cell73">
            <text:p text:style-name="P176"><text:span text:style-name="T176_1">Deve</text:span><text:span text:style-name="T176_2"><text:s/></text:span><text:span text:style-name="T176_3">ser</text:span><text:span text:style-name="T176_4"><text:s/></text:span><text:span text:style-name="T176_5">inserido</text:span><text:span text:style-name="T176_6"><text:s/></text:span><text:span text:style-name="T176_7">telas</text:span><text:span text:style-name="T176_8"><text:s/></text:span><text:span text:style-name="T176_9">de</text:span><text:span text:style-name="T176_10"><text:s/></text:span><text:span text:style-name="T176_11">alerta</text:span><text:span text:style-name="T176_12"><text:s/></text:span><text:span text:style-name="T176_13">ao</text:span><text:span text:style-name="T176_14"><text:s/></text:span><text:span text:style-name="T176_15">usuario</text:span></text:p>
          </table:table-cell>
        </table:table-row>
        <table:table-row table:style-name="Row26">
          <table:table-cell table:style-name="Cell74">
            <text:p text:style-name="P177"><text:span text:style-name="T177_1">Deve</text:span><text:span text:style-name="T177_2"><text:s/></text:span><text:span text:style-name="T177_3">ser</text:span><text:span text:style-name="T177_4"><text:s/></text:span><text:span text:style-name="T177_5">inseridos</text:span><text:span text:style-name="T177_6"><text:s/></text:span><text:span text:style-name="T177_7">valores</text:span><text:span text:style-name="T177_8"><text:s/></text:span><text:span text:style-name="T177_9">defalt</text:span></text:p>
          </table:table-cell>
        </table:table-row>
        <table:table-row table:style-name="Row27">
          <table:table-cell table:style-name="Cell75">
            <text:p text:style-name="P178"><text:span text:style-name="T178_1">Deve</text:span><text:span text:style-name="T178_2"><text:s/></text:span><text:span text:style-name="T178_3">ter</text:span><text:span text:style-name="T178_4"><text:s/></text:span><text:span text:style-name="T178_5">contido</text:span><text:span text:style-name="T178_6"><text:s/></text:span><text:span text:style-name="T178_7">o</text:span><text:span text:style-name="T178_8"><text:s/></text:span><text:span text:style-name="T178_9">tempo</text:span><text:span text:style-name="T178_10"><text:s/></text:span><text:span text:style-name="T178_11">de</text:span><text:span text:style-name="T178_12"><text:s/></text:span><text:span text:style-name="T178_13">processamento</text:span></text:p>
          </table:table-cell>
        </table:table-row>
        <table:table-row table:style-name="Row28">
          <table:table-cell table:style-name="Cell76">
            <text:p text:style-name="P179"><text:span text:style-name="T179_1">Deve</text:span><text:span text:style-name="T179_2"><text:s/></text:span><text:span text:style-name="T179_3">ser</text:span><text:span text:style-name="T179_4"><text:s/></text:span><text:span text:style-name="T179_5">implementado</text:span><text:span text:style-name="T179_6"><text:s/></text:span><text:span text:style-name="T179_7">a</text:span><text:span text:style-name="T179_8"><text:s/></text:span><text:span text:style-name="T179_9">diferenciação</text:span><text:span text:style-name="T179_10"><text:s/></text:span><text:span text:style-name="T179_11">de</text:span><text:span text:style-name="T179_12"><text:s/></text:span><text:span text:style-name="T179_13">dados</text:span><text:span text:style-name="T179_14"><text:s/></text:span><text:span text:style-name="T179_15">criticos</text:span></text:p>
          </table:table-cell>
        </table:table-row>
        <table:table-row table:style-name="Row29">
          <table:table-cell table:style-name="Cell77">
            <text:p text:style-name="P180"><text:span text:style-name="T180_1">Deve</text:span><text:span text:style-name="T180_2"><text:s/></text:span><text:span text:style-name="T180_3">ser</text:span><text:span text:style-name="T180_4"><text:s/></text:span><text:span text:style-name="T180_5">apresentado</text:span><text:span text:style-name="T180_6"><text:s/></text:span><text:span text:style-name="T180_7">um</text:span><text:span text:style-name="T180_8"><text:s/></text:span><text:span text:style-name="T180_9">feedback</text:span><text:span text:style-name="T180_10"><text:s/></text:span><text:span text:style-name="T180_11">para</text:span><text:span text:style-name="T180_12"><text:s/></text:span><text:span text:style-name="T180_13">o</text:span><text:span text:style-name="T180_14"><text:s/></text:span><text:span text:style-name="T180_15">usuario</text:span></text:p>
          </table:table-cell>
        </table:table-row>
        <table:table-row table:style-name="Row30">
          <table:table-cell table:style-name="Cell78">
            <text:p text:style-name="P181"><text:span text:style-name="T181_1">Função</text:span><text:span text:style-name="T181_2"><text:s/></text:span><text:span text:style-name="T181_3">do</text:span><text:span text:style-name="T181_4"><text:s/></text:span><text:span text:style-name="T181_5">enter</text:span><text:span text:style-name="T181_6"><text:s/></text:span><text:span text:style-name="T181_7">deve</text:span><text:span text:style-name="T181_8"><text:s/></text:span><text:span text:style-name="T181_9">se</text:span><text:span text:style-name="T181_10"><text:s/></text:span><text:span text:style-name="T181_11">implementada</text:span></text:p>
          </table:table-cell>
        </table:table-row>
      </table:table>
      <text:p text:style-name="P182"/>
      <text:p text:style-name="P183"/>
      <text:p text:style-name="P1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7%" fo:margin-top="0.423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5b9bd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7%" fo:margin-top="0.42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7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7%" fo:margin-top="0.35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7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7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917cm"/>
    </style:style>
    <style:style style:name="Column2" style:family="table-column">
      <style:table-column-properties style:column-width="3.069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left"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TEMPL</text:span><text:span text:style-name="T4_4">_</text:span><text:span text:style-name="T4_5">TempleteDoRelatorioDeExecucaoDoCheckListConsistencia</text:span></text:p>
            </table:table-cell>
            <table:table-cell table:style-name="Cell2">
              <text:p text:style-name="P5"><draw:frame svg:x="0cm" svg:y="0cm" svg:width="2.646cm" svg:height="1.984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